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003cm"/>
    </style:style>
    <style:style style:name="co3" style:family="table-column">
      <style:table-column-properties fo:break-before="auto" style:column-width="4.808cm"/>
    </style:style>
    <style:style style:name="co4" style:family="table-column">
      <style:table-column-properties fo:break-before="auto" style:column-width="6.4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4" table:default-cell-style-name="Default"/>
        <table:table-column table:style-name="co1" table:number-columns-repeated="993" table:default-cell-style-name="Default"/>
        <table:table-row table:style-name="ro1">
          <table:table-cell table:number-columns-repeated="1015"/>
        </table:table-row>
        <table:table-row table:style-name="ro2">
          <table:table-cell table:number-columns-repeated="6"/>
          <table:table-cell table:style-name="ce1" office:value-type="string">
            <text:p>Arduino Uno Notes</text:p>
          </table:table-cell>
          <table:table-cell table:number-columns-repeated="1008"/>
        </table:table-row>
        <table:table-row table:style-name="ro1" table:number-rows-repeated="5"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Part List</text:p>
          </table:table-cell>
          <table:table-cell table:number-columns-repeated="1008"/>
        </table:table-row>
        <table:table-row table:style-name="ro1"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Identifier</text:p>
          </table:table-cell>
          <table:table-cell office:value-type="string">
            <text:p>Valu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  <table:table-cell office:value-type="string">
            <text:p>Position</text:p>
          </table:table-cell>
          <table:table-cell office:value-type="string">
            <text:p>(mil)</text:p>
          </table:table-cell>
          <table:table-cell office:value-type="string">
            <text:p>Orientation</text:p>
          </table:table-cell>
          <table:table-cell/>
          <table:table-cell office:value-type="string">
            <text:p>INCLUDE</text:p>
          </table:table-cell>
          <table:table-cell office:value-type="string">
            <text:p>OOMP IN</text:p>
          </table:table-cell>
          <table:table-cell office:value-type="string">
            <text:p>OOMP Type</text:p>
          </table:table-cell>
          <table:table-cell office:value-type="string">
            <text:p>OOMP Size</text:p>
          </table:table-cell>
          <table:table-cell office:value-type="string">
            <text:p>OOMP Color</text:p>
          </table:table-cell>
          <table:table-cell office:value-type="string">
            <text:p>OOMP Value</text:p>
          </table:table-cell>
          <table:table-cell office:value-type="string">
            <text:p>OOMP Index</text:p>
          </table:table-cell>
          <table:table-cell office:value-type="string">
            <text:p>OOMP ID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>
            <text:p>Index</text:p>
          </table:table-cell>
          <table:table-cell office:value-type="string">
            <text:p>Identifier</text:p>
          </table:table-cell>
          <table:table-cell office:value-type="string">
            <text:p>OOMP</text:p>
          </table:table-cell>
          <table:table-cell table:number-columns-repeated="11"/>
          <table:table-cell table:number-columns-repeated="5"/>
          <table:table-cell table:formula="of:=[.Q11]&amp;&quot;-&quot;&amp;[.R11]&amp;&quot;-&quot;&amp;[.S11]&amp;&quot;-&quot;&amp;[.T11]&amp;&quot;-&quot;&amp;[.U11]" office:value-type="string" office:string-value="----">
            <text:p>----</text:p>
          </table:table-cell>
          <table:table-cell table:number-columns-repeated="993"/>
        </table:table-row>
        <table:table-row table:style-name="ro3">
          <table:table-cell table:formula="of:=[.P12]" office:value-type="string" office:string-value="XXX">
            <text:p>XXX</text:p>
          </table:table-cell>
          <table:table-cell/>
          <table:table-cell office:value-type="float" office:value="1">
            <text:p>1</text:p>
          </table:table-cell>
          <table:table-cell table:formula="of:=[.G12]" office:value-type="string" office:string-value="D1">
            <text:p>D1</text:p>
          </table:table-cell>
          <table:table-cell table:formula="of:=[.V12]" office:value-type="string" office:string-value="DIOD-D214-X-A01-01">
            <text:p>DIOD-D214-X-A01-01</text:p>
          </table:table-cell>
          <table:table-cell/>
          <table:table-cell office:value-type="string">
            <text:p>D1</text:p>
          </table:table-cell>
          <table:table-cell office:value-type="string">
            <text:p>M7</text:p>
          </table:table-cell>
          <table:table-cell office:value-type="string">
            <text:p>SMB</text:p>
          </table:table-cell>
          <table:table-cell office:value-type="string">
            <text:p>diode</text:p>
          </table:table-cell>
          <table:table-cell office:value-type="string">
            <text:p>(850</text:p>
          </table:table-cell>
          <table:table-cell office:value-type="string">
            <text:p>110)</text:p>
          </table:table-cell>
          <table:table-cell office:value-type="string">
            <text:p>R180</text:p>
          </table:table-cell>
          <table:table-cell office:value-type="string">
            <text:p>aaaa</text:p>
          </table:table-cell>
          <table:table-cell/>
          <table:table-cell office:value-type="string">
            <text:p>XXX</text:p>
          </table:table-cell>
          <table:table-cell office:value-type="string">
            <text:p>DIOD</text:p>
          </table:table-cell>
          <table:table-cell office:value-type="string">
            <text:p>D214</text:p>
          </table:table-cell>
          <table:table-cell office:value-type="string">
            <text:p>X</text:p>
          </table:table-cell>
          <table:table-cell office:value-type="string">
            <text:p>A01</text:p>
          </table:table-cell>
          <table:table-cell office:value-type="string">
            <text:p>01</text:p>
          </table:table-cell>
          <table:table-cell table:formula="of:=[.Q12]&amp;&quot;-&quot;&amp;[.R12]&amp;&quot;-&quot;&amp;[.S12]&amp;&quot;-&quot;&amp;[.T12]&amp;&quot;-&quot;&amp;[.U12]" office:value-type="string" office:string-value="DIOD-D214-X-A01-01">
            <text:p>DIOD-D214-X-A01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13]" office:value-type="string" office:string-value="XXX">
            <text:p>XXX</text:p>
          </table:table-cell>
          <table:table-cell/>
          <table:table-cell table:formula="of:=[.C12]+1" office:value-type="float" office:value="2">
            <text:p>2</text:p>
          </table:table-cell>
          <table:table-cell table:formula="of:=[.G13]" office:value-type="string" office:string-value="D2">
            <text:p>D2</text:p>
          </table:table-cell>
          <table:table-cell table:formula="of:=[.V13]" office:value-type="string" office:string-value="DIOD-1206-X-A015D-01">
            <text:p>DIOD-1206-X-A015D-01</text:p>
          </table:table-cell>
          <table:table-cell/>
          <table:table-cell office:value-type="string">
            <text:p>D2</text:p>
          </table:table-cell>
          <table:table-cell office:value-type="string">
            <text:p>CD1206-S01575</text:p>
          </table:table-cell>
          <table:table-cell office:value-type="string">
            <text:p>MINIMELF</text:p>
          </table:table-cell>
          <table:table-cell office:value-type="string">
            <text:p>diode</text:p>
          </table:table-cell>
          <table:table-cell office:value-type="string">
            <text:p>(2340</text:p>
          </table:table-cell>
          <table:table-cell office:value-type="string">
            <text:p>1100)</text:p>
          </table:table-cell>
          <table:table-cell office:value-type="string">
            <text:p>R270</text:p>
          </table:table-cell>
          <table:table-cell office:value-type="string">
            <text:p>aaaaAA</text:p>
          </table:table-cell>
          <table:table-cell/>
          <table:table-cell office:value-type="string">
            <text:p>XXX</text:p>
          </table:table-cell>
          <table:table-cell office:value-type="string">
            <text:p>DIOD</text:p>
          </table:table-cell>
          <table:table-cell office:value-type="float" office:value="1206">
            <text:p>1206</text:p>
          </table:table-cell>
          <table:table-cell office:value-type="string">
            <text:p>X</text:p>
          </table:table-cell>
          <table:table-cell office:value-type="string">
            <text:p>A015D</text:p>
          </table:table-cell>
          <table:table-cell office:value-type="string">
            <text:p>01</text:p>
          </table:table-cell>
          <table:table-cell table:formula="of:=[.Q13]&amp;&quot;-&quot;&amp;[.R13]&amp;&quot;-&quot;&amp;[.S13]&amp;&quot;-&quot;&amp;[.T13]&amp;&quot;-&quot;&amp;[.U13]" office:value-type="string" office:string-value="DIOD-1206-X-A015D-01">
            <text:p>DIOD-1206-X-A015D-01</text:p>
          </table:table-cell>
          <table:table-cell office:value-type="string">
            <text:p>XXX</text:p>
          </table:table-cell>
          <table:table-cell office:value-type="string">
            <text:p>http://uk.farnell.com/bourns/cd1206-s01575/diode-ultrafast-recovery-150ma/dp/2368400?CMP=GRHB-OCTOPART-1000136</text:p>
          </table:table-cell>
          <table:table-cell table:number-columns-repeated="991"/>
        </table:table-row>
        <table:table-row table:style-name="ro3">
          <table:table-cell table:formula="of:=[.P14]" office:value-type="string" office:string-value="XXX">
            <text:p>XXX</text:p>
          </table:table-cell>
          <table:table-cell/>
          <table:table-cell table:formula="of:=[.C13]+1" office:value-type="float" office:value="3">
            <text:p>3</text:p>
          </table:table-cell>
          <table:table-cell table:formula="of:=[.G14]" office:value-type="string" office:string-value="D3">
            <text:p>D3</text:p>
          </table:table-cell>
          <table:table-cell table:formula="of:=[.V14]" office:value-type="string" office:string-value="DIOD-1206-X-A015D-01">
            <text:p>DIOD-1206-X-A015D-01</text:p>
          </table:table-cell>
          <table:table-cell/>
          <table:table-cell office:value-type="string">
            <text:p>D3</text:p>
          </table:table-cell>
          <table:table-cell office:value-type="string">
            <text:p>CD1206-S01575</text:p>
          </table:table-cell>
          <table:table-cell office:value-type="string">
            <text:p>MINIMELF</text:p>
          </table:table-cell>
          <table:table-cell office:value-type="string">
            <text:p>diode</text:p>
          </table:table-cell>
          <table:table-cell office:value-type="string">
            <text:p>(515</text:p>
          </table:table-cell>
          <table:table-cell office:value-type="string">
            <text:p>1820)</text:p>
          </table:table-cell>
          <table:table-cell office:value-type="string">
            <text:p>R90</text:p>
          </table:table-cell>
          <table:table-cell office:value-type="string">
            <text:p>aaaaAA</text:p>
          </table:table-cell>
          <table:table-cell/>
          <table:table-cell office:value-type="string">
            <text:p>XXX</text:p>
          </table:table-cell>
          <table:table-cell office:value-type="string">
            <text:p>DIOD</text:p>
          </table:table-cell>
          <table:table-cell office:value-type="float" office:value="1206">
            <text:p>1206</text:p>
          </table:table-cell>
          <table:table-cell office:value-type="string">
            <text:p>X</text:p>
          </table:table-cell>
          <table:table-cell office:value-type="string">
            <text:p>A015D</text:p>
          </table:table-cell>
          <table:table-cell office:value-type="string">
            <text:p>01</text:p>
          </table:table-cell>
          <table:table-cell table:formula="of:=[.Q14]&amp;&quot;-&quot;&amp;[.R14]&amp;&quot;-&quot;&amp;[.S14]&amp;&quot;-&quot;&amp;[.T14]&amp;&quot;-&quot;&amp;[.U14]" office:value-type="string" office:string-value="DIOD-1206-X-A015D-01">
            <text:p>DIOD-1206-X-A015D-01</text:p>
          </table:table-cell>
          <table:table-cell office:value-type="string">
            <text:p>XXX</text:p>
          </table:table-cell>
          <table:table-cell office:value-type="string">
            <text:p>http://uk.farnell.com/bourns/cd1206-s01575/diode-ultrafast-recovery-150ma/dp/2368400?CMP=GRHB-OCTOPART-1000136</text:p>
          </table:table-cell>
          <table:table-cell table:number-columns-repeated="991"/>
        </table:table-row>
        <table:table-row table:style-name="ro3">
          <table:table-cell table:formula="of:=[.P15]" office:value-type="string" office:string-value="XXX">
            <text:p>XXX</text:p>
          </table:table-cell>
          <table:table-cell/>
          <table:table-cell table:formula="of:=[.C14]+1" office:value-type="float" office:value="4">
            <text:p>4</text:p>
          </table:table-cell>
          <table:table-cell table:formula="of:=[.G15]" office:value-type="string" office:string-value="IOH">
            <text:p>IOH</text:p>
          </table:table-cell>
          <table:table-cell table:formula="of:=[.V15]" office:value-type="string" office:string-value="HEAF-I01-X-10PI-01">
            <text:p>HEAF-I01-X-10PI-01</text:p>
          </table:table-cell>
          <table:table-cell/>
          <table:table-cell office:value-type="string">
            <text:p>IOH</text:p>
          </table:table-cell>
          <table:table-cell office:value-type="string">
            <text:p>10x1F-H8.5</text:p>
          </table:table-cell>
          <table:table-cell office:value-type="string">
            <text:p>1X10@1</text:p>
          </table:table-cell>
          <table:table-cell office:value-type="string">
            <text:p>SmartPrj</text:p>
          </table:table-cell>
          <table:table-cell office:value-type="string">
            <text:p>(1190</text:p>
          </table:table-cell>
          <table:table-cell office:value-type="string">
            <text:p>2000)</text:p>
          </table:table-cell>
          <table:table-cell office:value-type="string">
            <text:p>R18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HEAF</text:p>
          </table:table-cell>
          <table:table-cell office:value-type="string">
            <text:p>I01</text:p>
          </table:table-cell>
          <table:table-cell office:value-type="string">
            <text:p>X</text:p>
          </table:table-cell>
          <table:table-cell office:value-type="string">
            <text:p>10PI</text:p>
          </table:table-cell>
          <table:table-cell office:value-type="string">
            <text:p>01</text:p>
          </table:table-cell>
          <table:table-cell table:formula="of:=[.Q15]&amp;&quot;-&quot;&amp;[.R15]&amp;&quot;-&quot;&amp;[.S15]&amp;&quot;-&quot;&amp;[.T15]&amp;&quot;-&quot;&amp;[.U15]" office:value-type="string" office:string-value="HEAF-I01-X-10PI-01">
            <text:p>HEAF-I01-X-10PI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16]" office:value-type="string" office:string-value="XXX">
            <text:p>XXX</text:p>
          </table:table-cell>
          <table:table-cell/>
          <table:table-cell table:formula="of:=[.C15]+1" office:value-type="float" office:value="5">
            <text:p>5</text:p>
          </table:table-cell>
          <table:table-cell table:formula="of:=[.G16]" office:value-type="string" office:string-value="JP2">
            <text:p>JP2</text:p>
          </table:table-cell>
          <table:table-cell table:formula="of:=[.V16]" office:value-type="string" office:string-value="HEAD-I01-X-2X02PI-01">
            <text:p>HEAD-I01-X-2X02PI-01</text:p>
          </table:table-cell>
          <table:table-cell/>
          <table:table-cell office:value-type="string">
            <text:p>JP2</text:p>
          </table:table-cell>
          <table:table-cell office:value-type="string">
            <text:p>2x2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NM</text:p>
          </table:table-cell>
          <table:table-cell office:value-type="string">
            <text:p>2X02</text:p>
          </table:table-cell>
          <table:table-cell office:value-type="string">
            <text:p>SmartPrj</text:p>
          </table:table-cell>
          <table:table-cell office:value-type="string">
            <text:p>(770</text:p>
          </table:table-cell>
          <table:table-cell/>
          <table:table-cell office:value-type="string">
            <text:p>XXX</text:p>
          </table:table-cell>
          <table:table-cell office:value-type="string">
            <text:p>HEAD</text:p>
          </table:table-cell>
          <table:table-cell office:value-type="string">
            <text:p>I01</text:p>
          </table:table-cell>
          <table:table-cell office:value-type="string">
            <text:p>X</text:p>
          </table:table-cell>
          <table:table-cell office:value-type="string">
            <text:p>2X02PI</text:p>
          </table:table-cell>
          <table:table-cell office:value-type="string">
            <text:p>01</text:p>
          </table:table-cell>
          <table:table-cell table:formula="of:=[.Q16]&amp;&quot;-&quot;&amp;[.R16]&amp;&quot;-&quot;&amp;[.S16]&amp;&quot;-&quot;&amp;[.T16]&amp;&quot;-&quot;&amp;[.U16]" office:value-type="string" office:string-value="HEAD-I01-X-2X02PI-01">
            <text:p>HEAD-I01-X-2X02PI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1">
          <table:table-cell table:formula="of:=[.P17]" office:value-type="string" office:string-value="XXX">
            <text:p>XXX</text:p>
          </table:table-cell>
          <table:table-cell/>
          <table:table-cell table:formula="of:=[.C16]+1" office:value-type="float" office:value="6">
            <text:p>6</text:p>
          </table:table-cell>
          <table:table-cell table:formula="of:=[.G17]" office:value-type="string" office:string-value="L">
            <text:p>L</text:p>
          </table:table-cell>
          <table:table-cell table:formula="of:=[.V17]" office:value-type="string" office:string-value="LEDS-0805-Y-STAN-01">
            <text:p>LEDS-0805-Y-STAN-01</text:p>
          </table:table-cell>
          <table:table-cell/>
          <table:table-cell office:value-type="string">
            <text:p>L</text:p>
          </table:table-cell>
          <table:table-cell office:value-type="string">
            <text:p>YELLOW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(1100</text:p>
          </table:table-cell>
          <table:table-cell office:value-type="string">
            <text:p>1660)</text:p>
          </table:table-cell>
          <table:table-cell office:value-type="string">
            <text:p>R27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LEDS</text:p>
          </table:table-cell>
          <table:table-cell office:value-type="string">
            <text:p>0805</text:p>
          </table:table-cell>
          <table:table-cell office:value-type="string">
            <text:p>Y</text:p>
          </table:table-cell>
          <table:table-cell office:value-type="string">
            <text:p>STAN</text:p>
          </table:table-cell>
          <table:table-cell office:value-type="string">
            <text:p>01</text:p>
          </table:table-cell>
          <table:table-cell table:formula="of:=[.Q17]&amp;&quot;-&quot;&amp;[.R17]&amp;&quot;-&quot;&amp;[.S17]&amp;&quot;-&quot;&amp;[.T17]&amp;&quot;-&quot;&amp;[.U17]" office:value-type="string" office:string-value="LEDS-0805-Y-STAN-01">
            <text:p>LEDS-0805-Y-STAN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18]" office:value-type="string" office:string-value="XXX">
            <text:p>XXX</text:p>
          </table:table-cell>
          <table:table-cell/>
          <table:table-cell table:formula="of:=[.C17]+1" office:value-type="float" office:value="7">
            <text:p>7</text:p>
          </table:table-cell>
          <table:table-cell table:formula="of:=[.G18]" office:value-type="string" office:string-value="L1">
            <text:p>L1</text:p>
          </table:table-cell>
          <table:table-cell table:formula="of:=[.V18]" office:value-type="string" office:string-value="FERB-0805-X-O220-01">
            <text:p>FERB-0805-X-O220-01</text:p>
          </table:table-cell>
          <table:table-cell/>
          <table:table-cell office:value-type="string">
            <text:p>L1</text:p>
          </table:table-cell>
          <table:table-cell office:value-type="string">
            <text:p>BLM21</text:p>
          </table:table-cell>
          <table:table-cell office:value-type="float" office:value="805">
            <text:p>805</text:p>
          </table:table-cell>
          <table:table-cell office:value-type="string">
            <text:p>wuerth-elektronik</text:p>
          </table:table-cell>
          <table:table-cell office:value-type="string">
            <text:p>(300</text:p>
          </table:table-cell>
          <table:table-cell office:value-type="string">
            <text:p>1775)</text:p>
          </table:table-cell>
          <table:table-cell office:value-type="string">
            <text:p>R180</text:p>
          </table:table-cell>
          <table:table-cell/>
          <table:table-cell office:value-type="string">
            <text:p>(value, type)</text:p>
          </table:table-cell>
          <table:table-cell office:value-type="string">
            <text:p>XXX</text:p>
          </table:table-cell>
          <table:table-cell office:value-type="string">
            <text:p>FERB</text:p>
          </table:table-cell>
          <table:table-cell office:value-type="string">
            <text:p>0805</text:p>
          </table:table-cell>
          <table:table-cell office:value-type="string">
            <text:p>X</text:p>
          </table:table-cell>
          <table:table-cell office:value-type="string">
            <text:p>O220</text:p>
          </table:table-cell>
          <table:table-cell office:value-type="string">
            <text:p>01</text:p>
          </table:table-cell>
          <table:table-cell table:formula="of:=[.Q18]&amp;&quot;-&quot;&amp;[.R18]&amp;&quot;-&quot;&amp;[.S18]&amp;&quot;-&quot;&amp;[.T18]&amp;&quot;-&quot;&amp;[.U18]" office:value-type="string" office:string-value="FERB-0805-X-O220-01">
            <text:p>FERB-0805-X-O220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1">
          <table:table-cell table:formula="of:=[.P19]" office:value-type="string" office:string-value="XXX">
            <text:p>XXX</text:p>
          </table:table-cell>
          <table:table-cell/>
          <table:table-cell table:formula="of:=[.C18]+1" office:value-type="float" office:value="8">
            <text:p>8</text:p>
          </table:table-cell>
          <table:table-cell table:formula="of:=[.G19]" office:value-type="string" office:string-value="ON">
            <text:p>ON</text:p>
          </table:table-cell>
          <table:table-cell table:formula="of:=[.V19]" office:value-type="string" office:string-value="LEDS-0805-G-STAN-01">
            <text:p>LEDS-0805-G-STAN-01</text:p>
          </table:table-cell>
          <table:table-cell/>
          <table:table-cell office:value-type="string">
            <text:p>ON</text:p>
          </table:table-cell>
          <table:table-cell office:value-type="string">
            <text:p>GREEN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(2300</text:p>
          </table:table-cell>
          <table:table-cell office:value-type="string">
            <text:p>1440)</text:p>
          </table:table-cell>
          <table:table-cell office:value-type="string">
            <text:p>R27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LEDS</text:p>
          </table:table-cell>
          <table:table-cell office:value-type="string">
            <text:p>0805</text:p>
          </table:table-cell>
          <table:table-cell office:value-type="string">
            <text:p>G</text:p>
          </table:table-cell>
          <table:table-cell office:value-type="string">
            <text:p>STAN</text:p>
          </table:table-cell>
          <table:table-cell office:value-type="string">
            <text:p>01</text:p>
          </table:table-cell>
          <table:table-cell table:formula="of:=[.Q19]&amp;&quot;-&quot;&amp;[.R19]&amp;&quot;-&quot;&amp;[.S19]&amp;&quot;-&quot;&amp;[.T19]&amp;&quot;-&quot;&amp;[.U19]" office:value-type="string" office:string-value="LEDS-0805-G-STAN-01">
            <text:p>LEDS-0805-G-STAN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20]" office:value-type="string" office:string-value="XXX">
            <text:p>XXX</text:p>
          </table:table-cell>
          <table:table-cell/>
          <table:table-cell table:formula="of:=[.C19]+1" office:value-type="float" office:value="9">
            <text:p>9</text:p>
          </table:table-cell>
          <table:table-cell table:formula="of:=[.G20]" office:value-type="string" office:string-value="R1">
            <text:p>R1</text:p>
          </table:table-cell>
          <table:table-cell table:formula="of:=[.V20]" office:value-type="string" office:string-value="RESE-0603-X-O105-01">
            <text:p>RESE-0603-X-O105-01</text:p>
          </table:table-cell>
          <table:table-cell/>
          <table:table-cell office:value-type="string">
            <text:p>R1</text:p>
          </table:table-cell>
          <table:table-cell office:value-type="string">
            <text:p>1M</text:p>
          </table:table-cell>
          <table:table-cell office:value-type="string">
            <text:p>R0603-ROUND</text:p>
          </table:table-cell>
          <table:table-cell office:value-type="string">
            <text:p>SmartPrj</text:p>
          </table:table-cell>
          <table:table-cell office:value-type="string">
            <text:p>(750</text:p>
          </table:table-cell>
          <table:table-cell office:value-type="string">
            <text:p>1165)</text:p>
          </table:table-cell>
          <table:table-cell office:value-type="string">
            <text:p>R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RESE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O105</text:p>
          </table:table-cell>
          <table:table-cell office:value-type="string">
            <text:p>01</text:p>
          </table:table-cell>
          <table:table-cell table:formula="of:=[.Q20]&amp;&quot;-&quot;&amp;[.R20]&amp;&quot;-&quot;&amp;[.S20]&amp;&quot;-&quot;&amp;[.T20]&amp;&quot;-&quot;&amp;[.U20]" office:value-type="string" office:string-value="RESE-0603-X-O105-01">
            <text:p>RESE-0603-X-O105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21]" office:value-type="string" office:string-value="XXX">
            <text:p>XXX</text:p>
          </table:table-cell>
          <table:table-cell/>
          <table:table-cell table:formula="of:=[.C20]+1" office:value-type="float" office:value="10">
            <text:p>10</text:p>
          </table:table-cell>
          <table:table-cell table:formula="of:=[.G21]" office:value-type="string" office:string-value="R2">
            <text:p>R2</text:p>
          </table:table-cell>
          <table:table-cell table:formula="of:=[.V21]" office:value-type="string" office:string-value="RESE-0603-X-O105-01">
            <text:p>RESE-0603-X-O105-01</text:p>
          </table:table-cell>
          <table:table-cell/>
          <table:table-cell office:value-type="string">
            <text:p>R2</text:p>
          </table:table-cell>
          <table:table-cell office:value-type="string">
            <text:p>1M</text:p>
          </table:table-cell>
          <table:table-cell office:value-type="string">
            <text:p>R0603-ROUND</text:p>
          </table:table-cell>
          <table:table-cell office:value-type="string">
            <text:p>SmartPrj</text:p>
          </table:table-cell>
          <table:table-cell office:value-type="string">
            <text:p>(1625</text:p>
          </table:table-cell>
          <table:table-cell office:value-type="string">
            <text:p>895)</text:p>
          </table:table-cell>
          <table:table-cell office:value-type="string">
            <text:p>R18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RESE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O105</text:p>
          </table:table-cell>
          <table:table-cell office:value-type="string">
            <text:p>01</text:p>
          </table:table-cell>
          <table:table-cell table:formula="of:=[.Q21]&amp;&quot;-&quot;&amp;[.R21]&amp;&quot;-&quot;&amp;[.S21]&amp;&quot;-&quot;&amp;[.T21]&amp;&quot;-&quot;&amp;[.U21]" office:value-type="string" office:string-value="RESE-0603-X-O105-01">
            <text:p>RESE-0603-X-O105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22]" office:value-type="string" office:string-value="XXX">
            <text:p>XXX</text:p>
          </table:table-cell>
          <table:table-cell/>
          <table:table-cell table:formula="of:=[.C21]+1" office:value-type="float" office:value="11">
            <text:p>11</text:p>
          </table:table-cell>
          <table:table-cell table:formula="of:=[.G22]" office:value-type="string" office:string-value="RN2">
            <text:p>RN2</text:p>
          </table:table-cell>
          <table:table-cell table:formula="of:=[.V22]" office:value-type="string" office:string-value="RESA-1268-X-O102X4-01">
            <text:p>RESA-1268-X-O102X4-01</text:p>
          </table:table-cell>
          <table:table-cell/>
          <table:table-cell office:value-type="string">
            <text:p>RN2</text:p>
          </table:table-cell>
          <table:table-cell office:value-type="string">
            <text:p>1K</text:p>
          </table:table-cell>
          <table:table-cell office:value-type="string">
            <text:p>CAY16</text:p>
          </table:table-cell>
          <table:table-cell office:value-type="string">
            <text:p>resistor-dil</text:p>
          </table:table-cell>
          <table:table-cell office:value-type="string">
            <text:p>(1100</text:p>
          </table:table-cell>
          <table:table-cell office:value-type="string">
            <text:p>1550)</text:p>
          </table:table-cell>
          <table:table-cell office:value-type="string">
            <text:p>R27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RESA</text:p>
          </table:table-cell>
          <table:table-cell office:value-type="float" office:value="1268">
            <text:p>1268</text:p>
          </table:table-cell>
          <table:table-cell office:value-type="string">
            <text:p>X</text:p>
          </table:table-cell>
          <table:table-cell office:value-type="string">
            <text:p>O102X4</text:p>
          </table:table-cell>
          <table:table-cell office:value-type="string">
            <text:p>01</text:p>
          </table:table-cell>
          <table:table-cell table:formula="of:=[.Q22]&amp;&quot;-&quot;&amp;[.R22]&amp;&quot;-&quot;&amp;[.S22]&amp;&quot;-&quot;&amp;[.T22]&amp;&quot;-&quot;&amp;[.U22]" office:value-type="string" office:string-value="RESA-1268-X-O102X4-01">
            <text:p>RESA-1268-X-O102X4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23]" office:value-type="string" office:string-value="XXX">
            <text:p>XXX</text:p>
          </table:table-cell>
          <table:table-cell/>
          <table:table-cell table:formula="of:=[.C22]+1" office:value-type="float" office:value="12">
            <text:p>12</text:p>
          </table:table-cell>
          <table:table-cell table:formula="of:=[.G23]" office:value-type="string" office:string-value="RN3">
            <text:p>RN3</text:p>
          </table:table-cell>
          <table:table-cell table:formula="of:=[.V23]" office:value-type="string" office:string-value="RESA-1268-X-O220X4-01">
            <text:p>RESA-1268-X-O220X4-01</text:p>
          </table:table-cell>
          <table:table-cell/>
          <table:table-cell office:value-type="string">
            <text:p>RN3</text:p>
          </table:table-cell>
          <table:table-cell office:value-type="string">
            <text:p>22R</text:p>
          </table:table-cell>
          <table:table-cell office:value-type="string">
            <text:p>CAY16</text:p>
          </table:table-cell>
          <table:table-cell office:value-type="string">
            <text:p>resistor-dil</text:p>
          </table:table-cell>
          <table:table-cell office:value-type="string">
            <text:p>(505</text:p>
          </table:table-cell>
          <table:table-cell office:value-type="string">
            <text:p>1450)</text:p>
          </table:table-cell>
          <table:table-cell office:value-type="string">
            <text:p>R9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RESA</text:p>
          </table:table-cell>
          <table:table-cell office:value-type="float" office:value="1268">
            <text:p>1268</text:p>
          </table:table-cell>
          <table:table-cell office:value-type="string">
            <text:p>X</text:p>
          </table:table-cell>
          <table:table-cell office:value-type="string">
            <text:p>O220X4</text:p>
          </table:table-cell>
          <table:table-cell office:value-type="string">
            <text:p>01</text:p>
          </table:table-cell>
          <table:table-cell table:formula="of:=[.Q23]&amp;&quot;-&quot;&amp;[.R23]&amp;&quot;-&quot;&amp;[.S23]&amp;&quot;-&quot;&amp;[.T23]&amp;&quot;-&quot;&amp;[.U23]" office:value-type="string" office:string-value="RESA-1268-X-O220X4-01">
            <text:p>RESA-1268-X-O220X4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24]" office:value-type="string" office:string-value="XXX">
            <text:p>XXX</text:p>
          </table:table-cell>
          <table:table-cell/>
          <table:table-cell table:formula="of:=[.C23]+1" office:value-type="float" office:value="13">
            <text:p>13</text:p>
          </table:table-cell>
          <table:table-cell table:formula="of:=[.G24]" office:value-type="string" office:string-value="RN4">
            <text:p>RN4</text:p>
          </table:table-cell>
          <table:table-cell table:formula="of:=[.V24]" office:value-type="string" office:string-value="RESA-1268-X-O102X4-01">
            <text:p>RESA-1268-X-O102X4-01</text:p>
          </table:table-cell>
          <table:table-cell/>
          <table:table-cell office:value-type="string">
            <text:p>RN4</text:p>
          </table:table-cell>
          <table:table-cell office:value-type="string">
            <text:p>1K</text:p>
          </table:table-cell>
          <table:table-cell office:value-type="string">
            <text:p>CAY16</text:p>
          </table:table-cell>
          <table:table-cell office:value-type="string">
            <text:p>resistor-dil</text:p>
          </table:table-cell>
          <table:table-cell office:value-type="string">
            <text:p>(2300</text:p>
          </table:table-cell>
          <table:table-cell office:value-type="string">
            <text:p>1330)</text:p>
          </table:table-cell>
          <table:table-cell office:value-type="string">
            <text:p>R9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RESA</text:p>
          </table:table-cell>
          <table:table-cell office:value-type="float" office:value="1268">
            <text:p>1268</text:p>
          </table:table-cell>
          <table:table-cell office:value-type="string">
            <text:p>X</text:p>
          </table:table-cell>
          <table:table-cell office:value-type="string">
            <text:p>O102X4</text:p>
          </table:table-cell>
          <table:table-cell office:value-type="string">
            <text:p>01</text:p>
          </table:table-cell>
          <table:table-cell table:formula="of:=[.Q24]&amp;&quot;-&quot;&amp;[.R24]&amp;&quot;-&quot;&amp;[.S24]&amp;&quot;-&quot;&amp;[.T24]&amp;&quot;-&quot;&amp;[.U24]" office:value-type="string" office:string-value="RESA-1268-X-O102X4-01">
            <text:p>RESA-1268-X-O102X4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1">
          <table:table-cell table:formula="of:=[.P25]" office:value-type="string" office:string-value="XXX">
            <text:p>XXX</text:p>
          </table:table-cell>
          <table:table-cell/>
          <table:table-cell table:formula="of:=[.C24]+1" office:value-type="float" office:value="14">
            <text:p>14</text:p>
          </table:table-cell>
          <table:table-cell table:formula="of:=[.G25]" office:value-type="string" office:string-value="RX">
            <text:p>RX</text:p>
          </table:table-cell>
          <table:table-cell table:formula="of:=[.V25]" office:value-type="string" office:string-value="LEDS-0805-Y-STAN-01">
            <text:p>LEDS-0805-Y-STAN-01</text:p>
          </table:table-cell>
          <table:table-cell/>
          <table:table-cell office:value-type="string">
            <text:p>RX</text:p>
          </table:table-cell>
          <table:table-cell office:value-type="string">
            <text:p>YELLOW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(1100</text:p>
          </table:table-cell>
          <table:table-cell office:value-type="string">
            <text:p>1350)</text:p>
          </table:table-cell>
          <table:table-cell office:value-type="string">
            <text:p>R9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LEDS</text:p>
          </table:table-cell>
          <table:table-cell office:value-type="string">
            <text:p>0805</text:p>
          </table:table-cell>
          <table:table-cell office:value-type="string">
            <text:p>Y</text:p>
          </table:table-cell>
          <table:table-cell office:value-type="string">
            <text:p>STAN</text:p>
          </table:table-cell>
          <table:table-cell office:value-type="string">
            <text:p>01</text:p>
          </table:table-cell>
          <table:table-cell table:formula="of:=[.Q25]&amp;&quot;-&quot;&amp;[.R25]&amp;&quot;-&quot;&amp;[.S25]&amp;&quot;-&quot;&amp;[.T25]&amp;&quot;-&quot;&amp;[.U25]" office:value-type="string" office:string-value="LEDS-0805-Y-STAN-01">
            <text:p>LEDS-0805-Y-STAN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26]" office:value-type="string" office:string-value="XXX">
            <text:p>XXX</text:p>
          </table:table-cell>
          <table:table-cell/>
          <table:table-cell table:formula="of:=[.C25]+1" office:value-type="float" office:value="15">
            <text:p>15</text:p>
          </table:table-cell>
          <table:table-cell table:formula="of:=[.G26]" office:value-type="string" office:string-value="T1">
            <text:p>T1</text:p>
          </table:table-cell>
          <table:table-cell table:formula="of:=[.V26]" office:value-type="string" office:string-value="MOSP-SO23-X-A02-01">
            <text:p>MOSP-SO23-X-A02-01</text:p>
          </table:table-cell>
          <table:table-cell/>
          <table:table-cell office:value-type="string">
            <text:p>T1</text:p>
          </table:table-cell>
          <table:table-cell office:value-type="string">
            <text:p>FDN340P</text:p>
          </table:table-cell>
          <table:table-cell office:value-type="string">
            <text:p>SOT-23</text:p>
          </table:table-cell>
          <table:table-cell office:value-type="string">
            <text:p>zetex</text:p>
          </table:table-cell>
          <table:table-cell office:value-type="string">
            <text:p>(320</text:p>
          </table:table-cell>
          <table:table-cell office:value-type="string">
            <text:p>1045)</text:p>
          </table:table-cell>
          <table:table-cell office:value-type="string">
            <text:p>R27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MOSP</text:p>
          </table:table-cell>
          <table:table-cell office:value-type="string">
            <text:p>SO23</text:p>
          </table:table-cell>
          <table:table-cell office:value-type="string">
            <text:p>X</text:p>
          </table:table-cell>
          <table:table-cell office:value-type="string">
            <text:p>A02</text:p>
          </table:table-cell>
          <table:table-cell office:value-type="string">
            <text:p>01</text:p>
          </table:table-cell>
          <table:table-cell table:formula="of:=[.Q26]&amp;&quot;-&quot;&amp;[.R26]&amp;&quot;-&quot;&amp;[.S26]&amp;&quot;-&quot;&amp;[.T26]&amp;&quot;-&quot;&amp;[.U26]" office:value-type="string" office:string-value="MOSP-SO23-X-A02-01">
            <text:p>MOSP-SO23-X-A02-01</text:p>
          </table:table-cell>
          <table:table-cell office:value-type="string">
            <text:p>XXX</text:p>
          </table:table-cell>
          <table:table-cell office:value-type="string">
            <text:p>http://uk.farnell.com/fairchild-semiconductor/fdn340p/mosfet-p-sot-23/dp/9846310?CMP=GRHB-OCTOPART-1000367</text:p>
          </table:table-cell>
          <table:table-cell table:number-columns-repeated="991"/>
        </table:table-row>
        <table:table-row table:style-name="ro1">
          <table:table-cell table:formula="of:=[.P27]" office:value-type="string" office:string-value="XXX">
            <text:p>XXX</text:p>
          </table:table-cell>
          <table:table-cell/>
          <table:table-cell table:formula="of:=[.C26]+1" office:value-type="float" office:value="16">
            <text:p>16</text:p>
          </table:table-cell>
          <table:table-cell table:formula="of:=[.G27]" office:value-type="string" office:string-value="TX">
            <text:p>TX</text:p>
          </table:table-cell>
          <table:table-cell table:formula="of:=[.V27]" office:value-type="string" office:string-value="LEDS-0805-Y-STAN-01">
            <text:p>LEDS-0805-Y-STAN-01</text:p>
          </table:table-cell>
          <table:table-cell/>
          <table:table-cell office:value-type="string">
            <text:p>TX</text:p>
          </table:table-cell>
          <table:table-cell office:value-type="string">
            <text:p>YELLOW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(1100</text:p>
          </table:table-cell>
          <table:table-cell office:value-type="string">
            <text:p>1440)</text:p>
          </table:table-cell>
          <table:table-cell office:value-type="string">
            <text:p>R9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LEDS</text:p>
          </table:table-cell>
          <table:table-cell office:value-type="string">
            <text:p>0805</text:p>
          </table:table-cell>
          <table:table-cell office:value-type="string">
            <text:p>Y</text:p>
          </table:table-cell>
          <table:table-cell office:value-type="string">
            <text:p>STAN</text:p>
          </table:table-cell>
          <table:table-cell office:value-type="string">
            <text:p>01</text:p>
          </table:table-cell>
          <table:table-cell table:formula="of:=[.Q27]&amp;&quot;-&quot;&amp;[.R27]&amp;&quot;-&quot;&amp;[.S27]&amp;&quot;-&quot;&amp;[.T27]&amp;&quot;-&quot;&amp;[.U27]" office:value-type="string" office:string-value="LEDS-0805-Y-STAN-01">
            <text:p>LEDS-0805-Y-STAN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office:value-type="string">
            <text:p>XXX</text:p>
          </table:table-cell>
          <table:table-cell/>
          <table:table-cell table:formula="of:=[.C27]+1" office:value-type="float" office:value="17">
            <text:p>17</text:p>
          </table:table-cell>
          <table:table-cell table:formula="of:=[.G28]" office:value-type="string" office:string-value="U2">
            <text:p>U2</text:p>
          </table:table-cell>
          <table:table-cell table:formula="of:=[.V28]" office:value-type="string" office:string-value="VREG-SO235-X-V33D-AC">
            <text:p>VREG-SO235-X-V33D-AC</text:p>
          </table:table-cell>
          <table:table-cell/>
          <table:table-cell office:value-type="string">
            <text:p>U2</text:p>
          </table:table-cell>
          <table:table-cell office:value-type="string">
            <text:p>LP2985-33DBVR</text:p>
          </table:table-cell>
          <table:table-cell office:value-type="string">
            <text:p>SOT23-DBV</text:p>
          </table:table-cell>
          <table:table-cell office:value-type="string">
            <text:p>SmartPrj</text:p>
          </table:table-cell>
          <table:table-cell office:value-type="string">
            <text:p>(865</text:p>
          </table:table-cell>
          <table:table-cell office:value-type="string">
            <text:p>600)</text:p>
          </table:table-cell>
          <table:table-cell office:value-type="string">
            <text:p>R270</text:p>
          </table:table-cell>
          <table:table-cell office:value-type="float" office:value="310040021">
            <text:p>310040021</text:p>
          </table:table-cell>
          <table:table-cell office:value-type="string">
            <text:p>(size)</text:p>
          </table:table-cell>
          <table:table-cell office:value-type="string">
            <text:p>XXX</text:p>
          </table:table-cell>
          <table:table-cell office:value-type="string">
            <text:p>VREG</text:p>
          </table:table-cell>
          <table:table-cell office:value-type="string">
            <text:p>SO235</text:p>
          </table:table-cell>
          <table:table-cell office:value-type="string">
            <text:p>X</text:p>
          </table:table-cell>
          <table:table-cell office:value-type="string">
            <text:p>V33D</text:p>
          </table:table-cell>
          <table:table-cell office:value-type="string">
            <text:p>AC</text:p>
          </table:table-cell>
          <table:table-cell table:formula="of:=[.Q28]&amp;&quot;-&quot;&amp;[.R28]&amp;&quot;-&quot;&amp;[.S28]&amp;&quot;-&quot;&amp;[.T28]&amp;&quot;-&quot;&amp;[.U28]" office:value-type="string" office:string-value="VREG-SO235-X-V33D-AC">
            <text:p>VREG-SO235-X-V33D-AC</text:p>
          </table:table-cell>
          <table:table-cell office:value-type="string">
            <text:p>XXX</text:p>
          </table:table-cell>
          <table:table-cell office:value-type="string">
            <text:p>https://octopart.com/click/vptrack?country=GB&amp;ak=68b25f31&amp;sig=04f6d34&amp;vpid=139743634</text:p>
          </table:table-cell>
          <table:table-cell table:number-columns-repeated="991"/>
        </table:table-row>
        <table:table-row table:style-name="ro3">
          <table:table-cell table:formula="of:=[.P29]" office:value-type="string" office:string-value="XXX">
            <text:p>XXX</text:p>
          </table:table-cell>
          <table:table-cell/>
          <table:table-cell table:formula="of:=[.C28]+1" office:value-type="float" office:value="18">
            <text:p>18</text:p>
          </table:table-cell>
          <table:table-cell table:formula="of:=[.G29]" office:value-type="string" office:string-value="U3">
            <text:p>U3</text:p>
          </table:table-cell>
          <table:table-cell table:formula="of:=[.V29]" office:value-type="string" office:string-value="ICIC-QFN32-X-K16U2-01">
            <text:p>ICIC-QFN32-X-K16U2-01</text:p>
          </table:table-cell>
          <table:table-cell/>
          <table:table-cell office:value-type="string">
            <text:p>U3</text:p>
          </table:table-cell>
          <table:table-cell office:value-type="string">
            <text:p>ATMEGA16U2-MU(R)</text:p>
          </table:table-cell>
          <table:table-cell office:value-type="string">
            <text:p>MLF32</text:p>
          </table:table-cell>
          <table:table-cell office:value-type="string">
            <text:p>SmartPrj</text:p>
          </table:table-cell>
          <table:table-cell office:value-type="string">
            <text:p>(785</text:p>
          </table:table-cell>
          <table:table-cell office:value-type="string">
            <text:p>1365)</text:p>
          </table:table-cell>
          <table:table-cell office:value-type="string">
            <text:p>R90</text:p>
          </table:table-cell>
          <table:table-cell/>
          <table:table-cell office:value-type="string">
            <text:p>(size, value)</text:p>
          </table:table-cell>
          <table:table-cell office:value-type="string">
            <text:p>XXX</text:p>
          </table:table-cell>
          <table:table-cell office:value-type="string">
            <text:p>ICIC</text:p>
          </table:table-cell>
          <table:table-cell office:value-type="string">
            <text:p>QFN32</text:p>
          </table:table-cell>
          <table:table-cell office:value-type="string">
            <text:p>X</text:p>
          </table:table-cell>
          <table:table-cell office:value-type="string">
            <text:p>K16U2</text:p>
          </table:table-cell>
          <table:table-cell office:value-type="string">
            <text:p>01</text:p>
          </table:table-cell>
          <table:table-cell table:formula="of:=[.Q29]&amp;&quot;-&quot;&amp;[.R29]&amp;&quot;-&quot;&amp;[.S29]&amp;&quot;-&quot;&amp;[.T29]&amp;&quot;-&quot;&amp;[.U29]" office:value-type="string" office:string-value="ICIC-QFN32-X-K16U2-01">
            <text:p>ICIC-QFN32-X-K16U2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30]" office:value-type="string" office:string-value="XXX">
            <text:p>XXX</text:p>
          </table:table-cell>
          <table:table-cell/>
          <table:table-cell table:formula="of:=[.C29]+1" office:value-type="float" office:value="19">
            <text:p>19</text:p>
          </table:table-cell>
          <table:table-cell table:formula="of:=[.G30]" office:value-type="string" office:string-value="U5">
            <text:p>U5</text:p>
          </table:table-cell>
          <table:table-cell table:formula="of:=[.V30]" office:value-type="string" office:string-value="OPAM-MS08-X-KLMV358-01">
            <text:p>OPAM-MS08-X-KLMV358-01</text:p>
          </table:table-cell>
          <table:table-cell/>
          <table:table-cell office:value-type="string">
            <text:p>U5</text:p>
          </table:table-cell>
          <table:table-cell office:value-type="string">
            <text:p>LMV358IDGKR</text:p>
          </table:table-cell>
          <table:table-cell office:value-type="string">
            <text:p>MSOP08</text:p>
          </table:table-cell>
          <table:table-cell office:value-type="string">
            <text:p>linear</text:p>
          </table:table-cell>
          <table:table-cell office:value-type="string">
            <text:p>(750</text:p>
          </table:table-cell>
          <table:table-cell office:value-type="string">
            <text:p>800)</text:p>
          </table:table-cell>
          <table:table-cell office:value-type="string">
            <text:p>R90</text:p>
          </table:table-cell>
          <table:table-cell/>
          <table:table-cell office:value-type="string">
            <text:p>(type,size,value)</text:p>
          </table:table-cell>
          <table:table-cell office:value-type="string">
            <text:p>XXX</text:p>
          </table:table-cell>
          <table:table-cell office:value-type="string">
            <text:p>OPAM</text:p>
          </table:table-cell>
          <table:table-cell office:value-type="string">
            <text:p>MS08</text:p>
          </table:table-cell>
          <table:table-cell office:value-type="string">
            <text:p>X</text:p>
          </table:table-cell>
          <table:table-cell office:value-type="string">
            <text:p>KLMV358</text:p>
          </table:table-cell>
          <table:table-cell office:value-type="string">
            <text:p>01</text:p>
          </table:table-cell>
          <table:table-cell table:formula="of:=[.Q30]&amp;&quot;-&quot;&amp;[.R30]&amp;&quot;-&quot;&amp;[.S30]&amp;&quot;-&quot;&amp;[.T30]&amp;&quot;-&quot;&amp;[.U30]" office:value-type="string" office:string-value="OPAM-MS08-X-KLMV358-01">
            <text:p>OPAM-MS08-X-KLMV358-01</text:p>
          </table:table-cell>
          <table:table-cell office:value-type="string">
            <text:p>XXX</text:p>
          </table:table-cell>
          <table:table-cell office:value-type="string">
            <text:p>http://uk.farnell.com/texas-instruments/lmv358idgkr/op-amp-low-voltage-1mhz-1v-us/dp/2436335?CMP=GRHB-OCTOPART-1001023</text:p>
          </table:table-cell>
          <table:table-cell table:number-columns-repeated="991"/>
        </table:table-row>
        <table:table-row table:style-name="ro3">
          <table:table-cell table:formula="of:=[.P31]" office:value-type="string" office:string-value="XXX">
            <text:p>XXX</text:p>
          </table:table-cell>
          <table:table-cell/>
          <table:table-cell table:formula="of:=[.C30]+1" office:value-type="float" office:value="20">
            <text:p>20</text:p>
          </table:table-cell>
          <table:table-cell table:formula="of:=[.G31]" office:value-type="string" office:string-value="X2">
            <text:p>X2</text:p>
          </table:table-cell>
          <table:table-cell table:formula="of:=[.V31]" office:value-type="string" office:string-value="USBS-TB-X-THTH-01">
            <text:p>USBS-TB-X-THTH-01</text:p>
          </table:table-cell>
          <table:table-cell/>
          <table:table-cell office:value-type="string">
            <text:p>X2</text:p>
          </table:table-cell>
          <table:table-cell office:value-type="string">
            <text:p>USB-B_TH</text:p>
          </table:table-cell>
          <table:table-cell office:value-type="string">
            <text:p>PN61729</text:p>
          </table:table-cell>
          <table:table-cell office:value-type="string">
            <text:p>SmartPrj</text:p>
          </table:table-cell>
          <table:table-cell office:value-type="string">
            <text:p>(150</text:p>
          </table:table-cell>
          <table:table-cell office:value-type="string">
            <text:p>1500)</text:p>
          </table:table-cell>
          <table:table-cell office:value-type="string">
            <text:p>R270</text:p>
          </table:table-cell>
          <table:table-cell/>
          <table:table-cell office:value-type="string">
            <text:p>(value?)</text:p>
          </table:table-cell>
          <table:table-cell office:value-type="string">
            <text:p>XXX</text:p>
          </table:table-cell>
          <table:table-cell office:value-type="string">
            <text:p>USBS</text:p>
          </table:table-cell>
          <table:table-cell office:value-type="string">
            <text:p>TB</text:p>
          </table:table-cell>
          <table:table-cell office:value-type="string">
            <text:p>X</text:p>
          </table:table-cell>
          <table:table-cell office:value-type="string">
            <text:p>THTH</text:p>
          </table:table-cell>
          <table:table-cell office:value-type="string">
            <text:p>01</text:p>
          </table:table-cell>
          <table:table-cell table:formula="of:=[.Q31]&amp;&quot;-&quot;&amp;[.R31]&amp;&quot;-&quot;&amp;[.S31]&amp;&quot;-&quot;&amp;[.T31]&amp;&quot;-&quot;&amp;[.U31]" office:value-type="string" office:string-value="USBS-TB-X-THTH-01">
            <text:p>USBS-TB-X-THTH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32]" office:value-type="string" office:string-value="XXX">
            <text:p>XXX</text:p>
          </table:table-cell>
          <table:table-cell/>
          <table:table-cell table:formula="of:=[.C31]+1" office:value-type="float" office:value="21">
            <text:p>21</text:p>
          </table:table-cell>
          <table:table-cell table:formula="of:=[.G32]" office:value-type="string" office:string-value="Y2">
            <text:p>Y2</text:p>
          </table:table-cell>
          <table:table-cell table:formula="of:=[.V32]" office:value-type="string" office:string-value="CERE-1263-X-MZ16-01">
            <text:p>CERE-1263-X-MZ16-01</text:p>
          </table:table-cell>
          <table:table-cell/>
          <table:table-cell office:value-type="string">
            <text:p>Y2</text:p>
          </table:table-cell>
          <table:table-cell office:value-type="string">
            <text:p>CSTCE16M0V53-R0</text:p>
          </table:table-cell>
          <table:table-cell office:value-type="string">
            <text:p>16MHZ</text:p>
          </table:table-cell>
          <table:table-cell office:value-type="string">
            <text:p>RESONATOR</text:p>
          </table:table-cell>
          <table:table-cell office:value-type="string">
            <text:p>SmartPrj</text:p>
          </table:table-cell>
          <table:table-cell office:value-type="string">
            <text:p>(1625</text:p>
          </table:table-cell>
          <table:table-cell office:value-type="string">
            <text:p>980)</text:p>
          </table:table-cell>
          <table:table-cell office:value-type="string">
            <text:p>R0</text:p>
          </table:table-cell>
          <table:table-cell office:value-type="string">
            <text:p>(size?)</text:p>
          </table:table-cell>
          <table:table-cell office:value-type="string">
            <text:p>XXX</text:p>
          </table:table-cell>
          <table:table-cell office:value-type="string">
            <text:p>CERE</text:p>
          </table:table-cell>
          <table:table-cell office:value-type="float" office:value="1263">
            <text:p>1263</text:p>
          </table:table-cell>
          <table:table-cell office:value-type="string">
            <text:p>X</text:p>
          </table:table-cell>
          <table:table-cell office:value-type="string">
            <text:p>MZ16</text:p>
          </table:table-cell>
          <table:table-cell office:value-type="string">
            <text:p>01</text:p>
          </table:table-cell>
          <table:table-cell table:formula="of:=[.Q32]&amp;&quot;-&quot;&amp;[.R32]&amp;&quot;-&quot;&amp;[.S32]&amp;&quot;-&quot;&amp;[.T32]&amp;&quot;-&quot;&amp;[.U32]" office:value-type="string" office:string-value="CERE-1263-X-MZ16-01">
            <text:p>CERE-1263-X-MZ16-01</text:p>
          </table:table-cell>
          <table:table-cell office:value-type="string">
            <text:p>XXX</text:p>
          </table:table-cell>
          <table:table-cell office:value-type="string">
            <text:p>http://uk.farnell.com/murata/cstce16m0v53-r0/resonator-ceramic-16mhz-smd/dp/2443265?CMP=GRHB-OCTOPART-1000694</text:p>
          </table:table-cell>
          <table:table-cell table:number-columns-repeated="991"/>
        </table:table-row>
        <table:table-row table:style-name="ro3">
          <table:table-cell table:formula="of:=[.P33]" office:value-type="string" office:string-value="XXX">
            <text:p>XXX</text:p>
          </table:table-cell>
          <table:table-cell/>
          <table:table-cell table:formula="of:=[.C32]+1" office:value-type="float" office:value="22">
            <text:p>22</text:p>
          </table:table-cell>
          <table:table-cell table:formula="of:=[.G33]" office:value-type="string" office:string-value="Z1">
            <text:p>Z1</text:p>
          </table:table-cell>
          <table:table-cell table:formula="of:=[.V33]" office:value-type="string" office:string-value="VARI-0603-X-V05-01">
            <text:p>VARI-0603-X-V05-01</text:p>
          </table:table-cell>
          <table:table-cell/>
          <table:table-cell office:value-type="string">
            <text:p>Z1</text:p>
          </table:table-cell>
          <table:table-cell office:value-type="string">
            <text:p>CG0603MLC-05E</text:p>
          </table:table-cell>
          <table:table-cell office:value-type="string">
            <text:p>CT/CN0603</text:p>
          </table:table-cell>
          <table:table-cell office:value-type="string">
            <text:p>varistor</text:p>
          </table:table-cell>
          <table:table-cell office:value-type="string">
            <text:p>(500</text:p>
          </table:table-cell>
          <table:table-cell office:value-type="string">
            <text:p>1550)</text:p>
          </table:table-cell>
          <table:table-cell office:value-type="string">
            <text:p>R18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VARI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V05</text:p>
          </table:table-cell>
          <table:table-cell office:value-type="string">
            <text:p>01</text:p>
          </table:table-cell>
          <table:table-cell table:formula="of:=[.Q33]&amp;&quot;-&quot;&amp;[.R33]&amp;&quot;-&quot;&amp;[.S33]&amp;&quot;-&quot;&amp;[.T33]&amp;&quot;-&quot;&amp;[.U33]" office:value-type="string" office:string-value="VARI-0603-X-V05-01">
            <text:p>VARI-0603-X-V05-01</text:p>
          </table:table-cell>
          <table:table-cell office:value-type="string">
            <text:p>XXX</text:p>
          </table:table-cell>
          <table:table-cell office:value-type="string">
            <text:p>http://uk.farnell.com/bourns/cg0603mlc-05e/varistor-supp-esd-protect-20v/dp/1838966?CMP=GRHB-OCTOPART-1000136</text:p>
          </table:table-cell>
          <table:table-cell table:number-columns-repeated="991"/>
        </table:table-row>
        <table:table-row table:style-name="ro3">
          <table:table-cell table:formula="of:=[.P34]" office:value-type="string" office:string-value="XXX">
            <text:p>XXX</text:p>
          </table:table-cell>
          <table:table-cell/>
          <table:table-cell table:formula="of:=[.C33]+1" office:value-type="float" office:value="23">
            <text:p>23</text:p>
          </table:table-cell>
          <table:table-cell table:formula="of:=[.G34]" office:value-type="string" office:string-value="Z2">
            <text:p>Z2</text:p>
          </table:table-cell>
          <table:table-cell table:formula="of:=[.V34]" office:value-type="string" office:string-value="VARI-0603-X-V05-01">
            <text:p>VARI-0603-X-V05-01</text:p>
          </table:table-cell>
          <table:table-cell/>
          <table:table-cell office:value-type="string">
            <text:p>Z2</text:p>
          </table:table-cell>
          <table:table-cell office:value-type="string">
            <text:p>CG0603MLC-05E</text:p>
          </table:table-cell>
          <table:table-cell office:value-type="string">
            <text:p>CT/CN0603</text:p>
          </table:table-cell>
          <table:table-cell office:value-type="string">
            <text:p>varistor</text:p>
          </table:table-cell>
          <table:table-cell office:value-type="string">
            <text:p>(500</text:p>
          </table:table-cell>
          <table:table-cell office:value-type="string">
            <text:p>1325)</text:p>
          </table:table-cell>
          <table:table-cell office:value-type="string">
            <text:p>R18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VARI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V05</text:p>
          </table:table-cell>
          <table:table-cell office:value-type="string">
            <text:p>01</text:p>
          </table:table-cell>
          <table:table-cell table:formula="of:=[.Q34]&amp;&quot;-&quot;&amp;[.R34]&amp;&quot;-&quot;&amp;[.S34]&amp;&quot;-&quot;&amp;[.T34]&amp;&quot;-&quot;&amp;[.U34]" office:value-type="string" office:string-value="VARI-0603-X-V05-01">
            <text:p>VARI-0603-X-V05-01</text:p>
          </table:table-cell>
          <table:table-cell office:value-type="string">
            <text:p>XXX</text:p>
          </table:table-cell>
          <table:table-cell office:value-type="string">
            <text:p>http://uk.farnell.com/bourns/cg0603mlc-05e/varistor-supp-esd-protect-20v/dp/1838966?CMP=GRHB-OCTOPART-1000136</text:p>
          </table:table-cell>
          <table:table-cell table:number-columns-repeated="991"/>
        </table:table-row>
        <table:table-row table:style-name="ro3">
          <table:table-cell table:formula="of:=[.P35]" office:value-type="string" office:string-value="XXX">
            <text:p>XXX</text:p>
          </table:table-cell>
          <table:table-cell/>
          <table:table-cell table:formula="of:=[.C34]+1" office:value-type="float" office:value="24">
            <text:p>24</text:p>
          </table:table-cell>
          <table:table-cell table:formula="of:=[.G35]" office:value-type="string" office:string-value="PC1">
            <text:p>PC1</text:p>
          </table:table-cell>
          <table:table-cell table:formula="of:=[.V35]" office:value-type="string" office:string-value="CAPE-S63D-X-UF47-VA">
            <text:p>CAPE-S63D-X-UF47-VA</text:p>
          </table:table-cell>
          <table:table-cell/>
          <table:table-cell office:value-type="string">
            <text:p>PC1</text:p>
          </table:table-cell>
          <table:table-cell office:value-type="string">
            <text:p>47u</text:p>
          </table:table-cell>
          <table:table-cell office:value-type="string">
            <text:p>PANASONIC_D</text:p>
          </table:table-cell>
          <table:table-cell office:value-type="string">
            <text:p>rcl</text:p>
          </table:table-cell>
          <table:table-cell office:value-type="string">
            <text:p>(1005</text:p>
          </table:table-cell>
          <table:table-cell office:value-type="string">
            <text:p>360)</text:p>
          </table:table-cell>
          <table:table-cell office:value-type="string">
            <text:p>R90</text:p>
          </table:table-cell>
          <table:table-cell/>
          <table:table-cell office:value-type="string">
            <text:p>(size)</text:p>
          </table:table-cell>
          <table:table-cell office:value-type="string">
            <text:p>XXX</text:p>
          </table:table-cell>
          <table:table-cell office:value-type="string">
            <text:p>CAPE</text:p>
          </table:table-cell>
          <table:table-cell office:value-type="string">
            <text:p>S63D</text:p>
          </table:table-cell>
          <table:table-cell office:value-type="string">
            <text:p>X</text:p>
          </table:table-cell>
          <table:table-cell office:value-type="string">
            <text:p>UF47</text:p>
          </table:table-cell>
          <table:table-cell office:value-type="string">
            <text:p>VA</text:p>
          </table:table-cell>
          <table:table-cell table:formula="of:=[.Q35]&amp;&quot;-&quot;&amp;[.R35]&amp;&quot;-&quot;&amp;[.S35]&amp;&quot;-&quot;&amp;[.T35]&amp;&quot;-&quot;&amp;[.U35]" office:value-type="string" office:string-value="CAPE-S63D-X-UF47-VA">
            <text:p>CAPE-S63D-X-UF47-VA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36]" office:value-type="string" office:string-value="XXX">
            <text:p>XXX</text:p>
          </table:table-cell>
          <table:table-cell/>
          <table:table-cell table:formula="of:=[.C35]+1" office:value-type="float" office:value="25">
            <text:p>25</text:p>
          </table:table-cell>
          <table:table-cell table:formula="of:=[.G36]" office:value-type="string" office:string-value="PC2">
            <text:p>PC2</text:p>
          </table:table-cell>
          <table:table-cell table:formula="of:=[.V36]" office:value-type="string" office:string-value="CAPE-S63D-X-UF47-VA">
            <text:p>CAPE-S63D-X-UF47-VA</text:p>
          </table:table-cell>
          <table:table-cell/>
          <table:table-cell office:value-type="string">
            <text:p>PC2</text:p>
          </table:table-cell>
          <table:table-cell office:value-type="string">
            <text:p>47u</text:p>
          </table:table-cell>
          <table:table-cell office:value-type="string">
            <text:p>PANASONIC_D</text:p>
          </table:table-cell>
          <table:table-cell office:value-type="string">
            <text:p>rcl</text:p>
          </table:table-cell>
          <table:table-cell office:value-type="string">
            <text:p>(725</text:p>
          </table:table-cell>
          <table:table-cell office:value-type="string">
            <text:p>360)</text:p>
          </table:table-cell>
          <table:table-cell office:value-type="string">
            <text:p>R90</text:p>
          </table:table-cell>
          <table:table-cell/>
          <table:table-cell office:value-type="string">
            <text:p>(size)</text:p>
          </table:table-cell>
          <table:table-cell office:value-type="string">
            <text:p>XXX</text:p>
          </table:table-cell>
          <table:table-cell office:value-type="string">
            <text:p>CAPE</text:p>
          </table:table-cell>
          <table:table-cell office:value-type="string">
            <text:p>S63D</text:p>
          </table:table-cell>
          <table:table-cell office:value-type="string">
            <text:p>X</text:p>
          </table:table-cell>
          <table:table-cell office:value-type="string">
            <text:p>UF47</text:p>
          </table:table-cell>
          <table:table-cell office:value-type="string">
            <text:p>VA</text:p>
          </table:table-cell>
          <table:table-cell table:formula="of:=[.Q36]&amp;&quot;-&quot;&amp;[.R36]&amp;&quot;-&quot;&amp;[.S36]&amp;&quot;-&quot;&amp;[.T36]&amp;&quot;-&quot;&amp;[.U36]" office:value-type="string" office:string-value="CAPE-S63D-X-UF47-VA">
            <text:p>CAPE-S63D-X-UF47-VA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37]" office:value-type="string" office:string-value="XXX">
            <text:p>XXX</text:p>
          </table:table-cell>
          <table:table-cell/>
          <table:table-cell table:formula="of:=[.C36]+1" office:value-type="float" office:value="26">
            <text:p>26</text:p>
          </table:table-cell>
          <table:table-cell table:formula="of:=[.G37]" office:value-type="string" office:string-value="RESET">
            <text:p>RESET</text:p>
          </table:table-cell>
          <table:table-cell table:formula="of:=[.V37]" office:value-type="string" office:string-value="BUTA-06-X-SMDS-01">
            <text:p>BUTA-06-X-SMDS-01</text:p>
          </table:table-cell>
          <table:table-cell/>
          <table:table-cell office:value-type="string">
            <text:p>RESET</text:p>
          </table:table-cell>
          <table:table-cell office:value-type="string">
            <text:p>TS42031-160R-TR-7260</text:p>
          </table:table-cell>
          <table:table-cell office:value-type="string">
            <text:p>TS42</text:p>
          </table:table-cell>
          <table:table-cell office:value-type="string">
            <text:p>SmartPrj</text:p>
          </table:table-cell>
          <table:table-cell office:value-type="string">
            <text:p>(250</text:p>
          </table:table-cell>
          <table:table-cell office:value-type="string">
            <text:p>1945)</text:p>
          </table:table-cell>
          <table:table-cell office:value-type="string">
            <text:p>R0</text:p>
          </table:table-cell>
          <table:table-cell table:number-columns-repeated="2"/>
          <table:table-cell office:value-type="string">
            <text:p>XXX</text:p>
          </table:table-cell>
          <table:table-cell office:value-type="string">
            <text:p>BUTA</text:p>
          </table:table-cell>
          <table:table-cell office:value-type="string">
            <text:p>06</text:p>
          </table:table-cell>
          <table:table-cell office:value-type="string">
            <text:p>X</text:p>
          </table:table-cell>
          <table:table-cell office:value-type="string">
            <text:p>SMDS</text:p>
          </table:table-cell>
          <table:table-cell office:value-type="string">
            <text:p>01</text:p>
          </table:table-cell>
          <table:table-cell table:formula="of:=[.Q37]&amp;&quot;-&quot;&amp;[.R37]&amp;&quot;-&quot;&amp;[.S37]&amp;&quot;-&quot;&amp;[.T37]&amp;&quot;-&quot;&amp;[.U37]" office:value-type="string" office:string-value="BUTA-06-X-SMDS-01">
            <text:p>BUTA-06-X-SMDS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38]" office:value-type="string" office:string-value="OOO">
            <text:p>OOO</text:p>
          </table:table-cell>
          <table:table-cell/>
          <table:table-cell table:formula="of:=[.C37]+1" office:value-type="float" office:value="27">
            <text:p>27</text:p>
          </table:table-cell>
          <table:table-cell table:formula="of:=[.G38]" office:value-type="string" office:string-value="AD">
            <text:p>AD</text:p>
          </table:table-cell>
          <table:table-cell table:formula="of:=[.V38]" office:value-type="string" office:string-value="HEAF-I01-X-06PI-01">
            <text:p>HEAF-I01-X-06PI-01</text:p>
          </table:table-cell>
          <table:table-cell/>
          <table:table-cell office:value-type="string">
            <text:p>AD</text:p>
          </table:table-cell>
          <table:table-cell office:value-type="string">
            <text:p>6x1F-H8.5</text:p>
          </table:table-cell>
          <table:table-cell office:value-type="string">
            <text:p>1X06</text:p>
          </table:table-cell>
          <table:table-cell office:value-type="string">
            <text:p>SmartPrj</text:p>
          </table:table-cell>
          <table:table-cell office:value-type="string">
            <text:p>(2250</text:p>
          </table:table-cell>
          <table:table-cell office:value-type="string">
            <text:p>100)</text:p>
          </table:table-cell>
          <table:table-cell office:value-type="string">
            <text:p>R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HEAF</text:p>
          </table:table-cell>
          <table:table-cell office:value-type="string">
            <text:p>I01</text:p>
          </table:table-cell>
          <table:table-cell office:value-type="string">
            <text:p>X</text:p>
          </table:table-cell>
          <table:table-cell office:value-type="string">
            <text:p>06PI</text:p>
          </table:table-cell>
          <table:table-cell office:value-type="string">
            <text:p>01</text:p>
          </table:table-cell>
          <table:table-cell table:formula="of:=[.Q38]&amp;&quot;-&quot;&amp;[.R38]&amp;&quot;-&quot;&amp;[.S38]&amp;&quot;-&quot;&amp;[.T38]&amp;&quot;-&quot;&amp;[.U38]" office:value-type="string" office:string-value="HEAF-I01-X-06PI-01">
            <text:p>HEAF-I01-X-06PI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39]" office:value-type="string" office:string-value="OOO">
            <text:p>OOO</text:p>
          </table:table-cell>
          <table:table-cell/>
          <table:table-cell table:formula="of:=[.C38]+1" office:value-type="float" office:value="28">
            <text:p>28</text:p>
          </table:table-cell>
          <table:table-cell table:formula="of:=[.G39]" office:value-type="string" office:string-value="C1">
            <text:p>C1</text:p>
          </table:table-cell>
          <table:table-cell table:formula="of:=[.V39]" office:value-type="string" office:string-value="CAPC-0603-X-NF100-01">
            <text:p>CAPC-0603-X-NF100-01</text:p>
          </table:table-cell>
          <table:table-cell/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725</text:p>
          </table:table-cell>
          <table:table-cell office:value-type="string">
            <text:p>605)</text:p>
          </table:table-cell>
          <table:table-cell office:value-type="string">
            <text:p>R27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CAPC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NF100</text:p>
          </table:table-cell>
          <table:table-cell office:value-type="string">
            <text:p>01</text:p>
          </table:table-cell>
          <table:table-cell table:formula="of:=[.Q39]&amp;&quot;-&quot;&amp;[.R39]&amp;&quot;-&quot;&amp;[.S39]&amp;&quot;-&quot;&amp;[.T39]&amp;&quot;-&quot;&amp;[.U39]" office:value-type="string" office:string-value="CAPC-0603-X-NF100-01">
            <text:p>CAPC-0603-X-NF100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40]" office:value-type="string" office:string-value="OOO">
            <text:p>OOO</text:p>
          </table:table-cell>
          <table:table-cell/>
          <table:table-cell table:formula="of:=[.C39]+1" office:value-type="float" office:value="29">
            <text:p>29</text:p>
          </table:table-cell>
          <table:table-cell table:formula="of:=[.G40]" office:value-type="string" office:string-value="C2">
            <text:p>C2</text:p>
          </table:table-cell>
          <table:table-cell table:formula="of:=[.V40]" office:value-type="string" office:string-value="CAPC-0603-X-NF100-01">
            <text:p>CAPC-0603-X-NF100-01</text:p>
          </table:table-cell>
          <table:table-cell/>
          <table:table-cell office:value-type="string">
            <text:p>C2</text:p>
          </table:table-cell>
          <table:table-cell office:value-type="string">
            <text:p>100n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475</text:p>
          </table:table-cell>
          <table:table-cell office:value-type="string">
            <text:p>1175)</text:p>
          </table:table-cell>
          <table:table-cell office:value-type="string">
            <text:p>R18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CAPC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NF100</text:p>
          </table:table-cell>
          <table:table-cell office:value-type="string">
            <text:p>01</text:p>
          </table:table-cell>
          <table:table-cell table:formula="of:=[.Q40]&amp;&quot;-&quot;&amp;[.R40]&amp;&quot;-&quot;&amp;[.S40]&amp;&quot;-&quot;&amp;[.T40]&amp;&quot;-&quot;&amp;[.U40]" office:value-type="string" office:string-value="CAPC-0603-X-NF100-01">
            <text:p>CAPC-0603-X-NF100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41]" office:value-type="string" office:string-value="OOO">
            <text:p>OOO</text:p>
          </table:table-cell>
          <table:table-cell/>
          <table:table-cell table:formula="of:=[.C40]+1" office:value-type="float" office:value="30">
            <text:p>30</text:p>
          </table:table-cell>
          <table:table-cell table:formula="of:=[.G41]" office:value-type="string" office:string-value="C3">
            <text:p>C3</text:p>
          </table:table-cell>
          <table:table-cell table:formula="of:=[.V41]" office:value-type="string" office:string-value="CAPC-0603-X-UF1-01">
            <text:p>CAPC-0603-X-UF1-01</text:p>
          </table:table-cell>
          <table:table-cell/>
          <table:table-cell office:value-type="string">
            <text:p>C3</text:p>
          </table:table-cell>
          <table:table-cell office:value-type="string">
            <text:p>1u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1005</text:p>
          </table:table-cell>
          <table:table-cell office:value-type="string">
            <text:p>605)</text:p>
          </table:table-cell>
          <table:table-cell office:value-type="string">
            <text:p>R9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CAPC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UF1</text:p>
          </table:table-cell>
          <table:table-cell office:value-type="string">
            <text:p>01</text:p>
          </table:table-cell>
          <table:table-cell table:formula="of:=[.Q41]&amp;&quot;-&quot;&amp;[.R41]&amp;&quot;-&quot;&amp;[.S41]&amp;&quot;-&quot;&amp;[.T41]&amp;&quot;-&quot;&amp;[.U41]" office:value-type="string" office:string-value="CAPC-0603-X-UF1-01">
            <text:p>CAPC-0603-X-UF1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42]" office:value-type="string" office:string-value="OOO">
            <text:p>OOO</text:p>
          </table:table-cell>
          <table:table-cell/>
          <table:table-cell table:formula="of:=[.C41]+1" office:value-type="float" office:value="31">
            <text:p>31</text:p>
          </table:table-cell>
          <table:table-cell table:formula="of:=[.G42]" office:value-type="string" office:string-value="C4">
            <text:p>C4</text:p>
          </table:table-cell>
          <table:table-cell table:formula="of:=[.V42]" office:value-type="string" office:string-value="CAPC-0603-X-NF100-01">
            <text:p>CAPC-0603-X-NF100-01</text:p>
          </table:table-cell>
          <table:table-cell/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1100</text:p>
          </table:table-cell>
          <table:table-cell office:value-type="string">
            <text:p>1750)</text:p>
          </table:table-cell>
          <table:table-cell office:value-type="string">
            <text:p>R18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CAPC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NF100</text:p>
          </table:table-cell>
          <table:table-cell office:value-type="string">
            <text:p>01</text:p>
          </table:table-cell>
          <table:table-cell table:formula="of:=[.Q42]&amp;&quot;-&quot;&amp;[.R42]&amp;&quot;-&quot;&amp;[.S42]&amp;&quot;-&quot;&amp;[.T42]&amp;&quot;-&quot;&amp;[.U42]" office:value-type="string" office:string-value="CAPC-0603-X-NF100-01">
            <text:p>CAPC-0603-X-NF100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43]" office:value-type="string" office:string-value="OOO">
            <text:p>OOO</text:p>
          </table:table-cell>
          <table:table-cell/>
          <table:table-cell table:formula="of:=[.C42]+1" office:value-type="float" office:value="32">
            <text:p>32</text:p>
          </table:table-cell>
          <table:table-cell table:formula="of:=[.G43]" office:value-type="string" office:string-value="C5">
            <text:p>C5</text:p>
          </table:table-cell>
          <table:table-cell table:formula="of:=[.V43]" office:value-type="string" office:string-value="CAPC-0603-X-NF100-01">
            <text:p>CAPC-0603-X-NF100-01</text:p>
          </table:table-cell>
          <table:table-cell/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1100</text:p>
          </table:table-cell>
          <table:table-cell office:value-type="string">
            <text:p>1175)</text:p>
          </table:table-cell>
          <table:table-cell office:value-type="string">
            <text:p>R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CAPC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NF100</text:p>
          </table:table-cell>
          <table:table-cell office:value-type="string">
            <text:p>01</text:p>
          </table:table-cell>
          <table:table-cell table:formula="of:=[.Q43]&amp;&quot;-&quot;&amp;[.R43]&amp;&quot;-&quot;&amp;[.S43]&amp;&quot;-&quot;&amp;[.T43]&amp;&quot;-&quot;&amp;[.U43]" office:value-type="string" office:string-value="CAPC-0603-X-NF100-01">
            <text:p>CAPC-0603-X-NF100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44]" office:value-type="string" office:string-value="OOO">
            <text:p>OOO</text:p>
          </table:table-cell>
          <table:table-cell/>
          <table:table-cell table:formula="of:=[.C43]+1" office:value-type="float" office:value="33">
            <text:p>33</text:p>
          </table:table-cell>
          <table:table-cell table:formula="of:=[.G44]" office:value-type="string" office:string-value="C6">
            <text:p>C6</text:p>
          </table:table-cell>
          <table:table-cell table:formula="of:=[.V44]" office:value-type="string" office:string-value="CAPC-0603-X-NF100-01">
            <text:p>CAPC-0603-X-NF100-01</text:p>
          </table:table-cell>
          <table:table-cell/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1710</text:p>
          </table:table-cell>
          <table:table-cell office:value-type="string">
            <text:p>410)</text:p>
          </table:table-cell>
          <table:table-cell office:value-type="string">
            <text:p>R18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CAPC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NF100</text:p>
          </table:table-cell>
          <table:table-cell office:value-type="string">
            <text:p>01</text:p>
          </table:table-cell>
          <table:table-cell table:formula="of:=[.Q44]&amp;&quot;-&quot;&amp;[.R44]&amp;&quot;-&quot;&amp;[.S44]&amp;&quot;-&quot;&amp;[.T44]&amp;&quot;-&quot;&amp;[.U44]" office:value-type="string" office:string-value="CAPC-0603-X-NF100-01">
            <text:p>CAPC-0603-X-NF100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45]" office:value-type="string" office:string-value="OOO">
            <text:p>OOO</text:p>
          </table:table-cell>
          <table:table-cell/>
          <table:table-cell table:formula="of:=[.C44]+1" office:value-type="float" office:value="34">
            <text:p>34</text:p>
          </table:table-cell>
          <table:table-cell table:formula="of:=[.G45]" office:value-type="string" office:string-value="C7">
            <text:p>C7</text:p>
          </table:table-cell>
          <table:table-cell table:formula="of:=[.V45]" office:value-type="string" office:string-value="CAPC-0603-X-NF100-01">
            <text:p>CAPC-0603-X-NF100-01</text:p>
          </table:table-cell>
          <table:table-cell/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1100</text:p>
          </table:table-cell>
          <table:table-cell office:value-type="string">
            <text:p>1240)</text:p>
          </table:table-cell>
          <table:table-cell office:value-type="string">
            <text:p>R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CAPC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NF100</text:p>
          </table:table-cell>
          <table:table-cell office:value-type="string">
            <text:p>01</text:p>
          </table:table-cell>
          <table:table-cell table:formula="of:=[.Q45]&amp;&quot;-&quot;&amp;[.R45]&amp;&quot;-&quot;&amp;[.S45]&amp;&quot;-&quot;&amp;[.T45]&amp;&quot;-&quot;&amp;[.U45]" office:value-type="string" office:string-value="CAPC-0603-X-NF100-01">
            <text:p>CAPC-0603-X-NF100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46]" office:value-type="string" office:string-value="OOO">
            <text:p>OOO</text:p>
          </table:table-cell>
          <table:table-cell/>
          <table:table-cell table:formula="of:=[.C45]+1" office:value-type="float" office:value="35">
            <text:p>35</text:p>
          </table:table-cell>
          <table:table-cell table:formula="of:=[.G46]" office:value-type="string" office:string-value="C8">
            <text:p>C8</text:p>
          </table:table-cell>
          <table:table-cell table:formula="of:=[.V46]" office:value-type="string" office:string-value="CAPC-0603-X-UF1-01">
            <text:p>CAPC-0603-X-UF1-01</text:p>
          </table:table-cell>
          <table:table-cell/>
          <table:table-cell office:value-type="string">
            <text:p>C8</text:p>
          </table:table-cell>
          <table:table-cell office:value-type="string">
            <text:p>1u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500</text:p>
          </table:table-cell>
          <table:table-cell office:value-type="string">
            <text:p>1650)</text:p>
          </table:table-cell>
          <table:table-cell office:value-type="string">
            <text:p>R18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CAPC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UF1</text:p>
          </table:table-cell>
          <table:table-cell office:value-type="string">
            <text:p>01</text:p>
          </table:table-cell>
          <table:table-cell table:formula="of:=[.Q46]&amp;&quot;-&quot;&amp;[.R46]&amp;&quot;-&quot;&amp;[.S46]&amp;&quot;-&quot;&amp;[.T46]&amp;&quot;-&quot;&amp;[.U46]" office:value-type="string" office:string-value="CAPC-0603-X-UF1-01">
            <text:p>CAPC-0603-X-UF1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47]" office:value-type="string" office:string-value="OOO">
            <text:p>OOO</text:p>
          </table:table-cell>
          <table:table-cell/>
          <table:table-cell table:formula="of:=[.C46]+1" office:value-type="float" office:value="36">
            <text:p>36</text:p>
          </table:table-cell>
          <table:table-cell table:formula="of:=[.G47]" office:value-type="string" office:string-value="C9">
            <text:p>C9</text:p>
          </table:table-cell>
          <table:table-cell table:formula="of:=[.V47]" office:value-type="string" office:string-value="CAPC-0603-X-PF22-01">
            <text:p>CAPC-0603-X-PF22-01</text:p>
          </table:table-cell>
          <table:table-cell/>
          <table:table-cell office:value-type="string">
            <text:p>C9</text:p>
          </table:table-cell>
          <table:table-cell office:value-type="string">
            <text:p>22p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630</text:p>
          </table:table-cell>
          <table:table-cell office:value-type="string">
            <text:p>1165)</text:p>
          </table:table-cell>
          <table:table-cell office:value-type="string">
            <text:p>R18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CAPC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PF22</text:p>
          </table:table-cell>
          <table:table-cell office:value-type="string">
            <text:p>01</text:p>
          </table:table-cell>
          <table:table-cell table:formula="of:=[.Q47]&amp;&quot;-&quot;&amp;[.R47]&amp;&quot;-&quot;&amp;[.S47]&amp;&quot;-&quot;&amp;[.T47]&amp;&quot;-&quot;&amp;[.U47]" office:value-type="string" office:string-value="CAPC-0603-X-PF22-01">
            <text:p>CAPC-0603-X-PF22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48]" office:value-type="string" office:string-value="OOO">
            <text:p>OOO</text:p>
          </table:table-cell>
          <table:table-cell/>
          <table:table-cell table:formula="of:=[.C47]+1" office:value-type="float" office:value="37">
            <text:p>37</text:p>
          </table:table-cell>
          <table:table-cell table:formula="of:=[.G48]" office:value-type="string" office:string-value="C11">
            <text:p>C11</text:p>
          </table:table-cell>
          <table:table-cell table:formula="of:=[.V48]" office:value-type="string" office:string-value="CAPC-0603-X-PF22-01">
            <text:p>CAPC-0603-X-PF22-01</text:p>
          </table:table-cell>
          <table:table-cell/>
          <table:table-cell office:value-type="string">
            <text:p>C11</text:p>
          </table:table-cell>
          <table:table-cell office:value-type="string">
            <text:p>22p</text:p>
          </table:table-cell>
          <table:table-cell office:value-type="string">
            <text:p>C0603-ROUND</text:p>
          </table:table-cell>
          <table:table-cell office:value-type="string">
            <text:p>SmartPrj</text:p>
          </table:table-cell>
          <table:table-cell office:value-type="string">
            <text:p>(875</text:p>
          </table:table-cell>
          <table:table-cell office:value-type="string">
            <text:p>1165)</text:p>
          </table:table-cell>
          <table:table-cell office:value-type="string">
            <text:p>R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CAPC</text:p>
          </table:table-cell>
          <table:table-cell office:value-type="string">
            <text:p>0603</text:p>
          </table:table-cell>
          <table:table-cell office:value-type="string">
            <text:p>X</text:p>
          </table:table-cell>
          <table:table-cell office:value-type="string">
            <text:p>PF22</text:p>
          </table:table-cell>
          <table:table-cell office:value-type="string">
            <text:p>01</text:p>
          </table:table-cell>
          <table:table-cell table:formula="of:=[.Q48]&amp;&quot;-&quot;&amp;[.R48]&amp;&quot;-&quot;&amp;[.S48]&amp;&quot;-&quot;&amp;[.T48]&amp;&quot;-&quot;&amp;[.U48]" office:value-type="string" office:string-value="CAPC-0603-X-PF22-01">
            <text:p>CAPC-0603-X-PF22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49]" office:value-type="string" office:string-value="OOO">
            <text:p>OOO</text:p>
          </table:table-cell>
          <table:table-cell/>
          <table:table-cell table:formula="of:=[.C48]+1" office:value-type="float" office:value="38">
            <text:p>38</text:p>
          </table:table-cell>
          <table:table-cell table:formula="of:=[.G49]" office:value-type="string" office:string-value="F1">
            <text:p>F1</text:p>
          </table:table-cell>
          <table:table-cell table:formula="of:=[.V49]" office:value-type="string" office:string-value="REFU-1812-X-A05D-01">
            <text:p>REFU-1812-X-A05D-01</text:p>
          </table:table-cell>
          <table:table-cell/>
          <table:table-cell office:value-type="string">
            <text:p>F1</text:p>
          </table:table-cell>
          <table:table-cell office:value-type="string">
            <text:p>MF-MSMF050-2</text:p>
          </table:table-cell>
          <table:table-cell office:value-type="string">
            <text:p>500mA</text:p>
          </table:table-cell>
          <table:table-cell office:value-type="string">
            <text:p>L1812</text:p>
          </table:table-cell>
          <table:table-cell office:value-type="string">
            <text:p>rcl</text:p>
          </table:table-cell>
          <table:table-cell office:value-type="string">
            <text:p>(160</text:p>
          </table:table-cell>
          <table:table-cell office:value-type="string">
            <text:p>1045)</text:p>
          </table:table-cell>
          <table:table-cell office:value-type="string">
            <text:p>R90</text:p>
          </table:table-cell>
          <table:table-cell/>
          <table:table-cell office:value-type="string">
            <text:p>OOO</text:p>
          </table:table-cell>
          <table:table-cell office:value-type="string">
            <text:p>REFU</text:p>
          </table:table-cell>
          <table:table-cell office:value-type="float" office:value="1812">
            <text:p>1812</text:p>
          </table:table-cell>
          <table:table-cell office:value-type="string">
            <text:p>X</text:p>
          </table:table-cell>
          <table:table-cell office:value-type="string">
            <text:p>A05D</text:p>
          </table:table-cell>
          <table:table-cell office:value-type="string">
            <text:p>01</text:p>
          </table:table-cell>
          <table:table-cell table:formula="of:=[.Q49]&amp;&quot;-&quot;&amp;[.R49]&amp;&quot;-&quot;&amp;[.S49]&amp;&quot;-&quot;&amp;[.T49]&amp;&quot;-&quot;&amp;[.U49]" office:value-type="string" office:string-value="REFU-1812-X-A05D-01">
            <text:p>REFU-1812-X-A05D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50]" office:value-type="string" office:string-value="OOO">
            <text:p>OOO</text:p>
          </table:table-cell>
          <table:table-cell/>
          <table:table-cell table:formula="of:=[.C49]+1" office:value-type="float" office:value="39">
            <text:p>39</text:p>
          </table:table-cell>
          <table:table-cell table:formula="of:=[.G50]" office:value-type="string" office:string-value="ICSP">
            <text:p>ICSP</text:p>
          </table:table-cell>
          <table:table-cell table:formula="of:=[.V50]" office:value-type="string" office:string-value="HEAD-I01-X-2X03-01">
            <text:p>HEAD-I01-X-2X03-01</text:p>
          </table:table-cell>
          <table:table-cell/>
          <table:table-cell office:value-type="string">
            <text:p>ICSP</text:p>
          </table:table-cell>
          <table:table-cell office:value-type="string">
            <text:p>3x2</text:p>
          </table:table-cell>
          <table:table-cell office:value-type="string">
            <text:p>M</text:p>
          </table:table-cell>
          <table:table-cell office:value-type="string">
            <text:p>2X03</text:p>
          </table:table-cell>
          <table:table-cell office:value-type="string">
            <text:p>SmartPrj</text:p>
          </table:table-cell>
          <table:table-cell office:value-type="string">
            <text:p>(2555</text:p>
          </table:table-cell>
          <table:table-cell office:value-type="string">
            <text:p>1100)</text:p>
          </table:table-cell>
          <table:table-cell office:value-type="string">
            <text:p>R270</text:p>
          </table:table-cell>
          <table:table-cell/>
          <table:table-cell office:value-type="string">
            <text:p>OOO</text:p>
          </table:table-cell>
          <table:table-cell office:value-type="string">
            <text:p>HEAD</text:p>
          </table:table-cell>
          <table:table-cell office:value-type="string">
            <text:p>I01</text:p>
          </table:table-cell>
          <table:table-cell office:value-type="string">
            <text:p>X</text:p>
          </table:table-cell>
          <table:table-cell office:value-type="string">
            <text:p>2X03</text:p>
          </table:table-cell>
          <table:table-cell office:value-type="string">
            <text:p>01</text:p>
          </table:table-cell>
          <table:table-cell table:formula="of:=[.Q50]&amp;&quot;-&quot;&amp;[.R50]&amp;&quot;-&quot;&amp;[.S50]&amp;&quot;-&quot;&amp;[.T50]&amp;&quot;-&quot;&amp;[.U50]" office:value-type="string" office:string-value="HEAD-I01-X-2X03-01">
            <text:p>HEAD-I01-X-2X03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51]" office:value-type="string" office:string-value="OOO">
            <text:p>OOO</text:p>
          </table:table-cell>
          <table:table-cell/>
          <table:table-cell table:formula="of:=[.C50]+1" office:value-type="float" office:value="40">
            <text:p>40</text:p>
          </table:table-cell>
          <table:table-cell table:formula="of:=[.G51]" office:value-type="string" office:string-value="ICSP1">
            <text:p>ICSP1</text:p>
          </table:table-cell>
          <table:table-cell table:formula="of:=[.V51]" office:value-type="string" office:string-value="HEAD-I01-X-2X03-01">
            <text:p>HEAD-I01-X-2X03-01</text:p>
          </table:table-cell>
          <table:table-cell/>
          <table:table-cell office:value-type="string">
            <text:p>ICSP1</text:p>
          </table:table-cell>
          <table:table-cell office:value-type="string">
            <text:p>3x2</text:p>
          </table:table-cell>
          <table:table-cell office:value-type="string">
            <text:p>M</text:p>
          </table:table-cell>
          <table:table-cell office:value-type="string">
            <text:p>2X03</text:p>
          </table:table-cell>
          <table:table-cell office:value-type="string">
            <text:p>SmartPrj</text:p>
          </table:table-cell>
          <table:table-cell office:value-type="string">
            <text:p>(720</text:p>
          </table:table-cell>
          <table:table-cell office:value-type="string">
            <text:p>1820)</text:p>
          </table:table-cell>
          <table:table-cell office:value-type="string">
            <text:p>R180</text:p>
          </table:table-cell>
          <table:table-cell/>
          <table:table-cell office:value-type="string">
            <text:p>OOO</text:p>
          </table:table-cell>
          <table:table-cell office:value-type="string">
            <text:p>HEAD</text:p>
          </table:table-cell>
          <table:table-cell office:value-type="string">
            <text:p>I01</text:p>
          </table:table-cell>
          <table:table-cell office:value-type="string">
            <text:p>X</text:p>
          </table:table-cell>
          <table:table-cell office:value-type="string">
            <text:p>2X03</text:p>
          </table:table-cell>
          <table:table-cell office:value-type="string">
            <text:p>01</text:p>
          </table:table-cell>
          <table:table-cell table:formula="of:=[.Q51]&amp;&quot;-&quot;&amp;[.R51]&amp;&quot;-&quot;&amp;[.S51]&amp;&quot;-&quot;&amp;[.T51]&amp;&quot;-&quot;&amp;[.U51]" office:value-type="string" office:string-value="HEAD-I01-X-2X03-01">
            <text:p>HEAD-I01-X-2X03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52]" office:value-type="string" office:string-value="OOO">
            <text:p>OOO</text:p>
          </table:table-cell>
          <table:table-cell/>
          <table:table-cell table:formula="of:=[.C51]+1" office:value-type="float" office:value="41">
            <text:p>41</text:p>
          </table:table-cell>
          <table:table-cell table:formula="of:=[.G52]" office:value-type="string" office:string-value="IOL">
            <text:p>IOL</text:p>
          </table:table-cell>
          <table:table-cell table:formula="of:=[.V52]" office:value-type="string" office:string-value="HEAF-I01-X-08PI-01">
            <text:p>HEAF-I01-X-08PI-01</text:p>
          </table:table-cell>
          <table:table-cell/>
          <table:table-cell office:value-type="string">
            <text:p>IOL</text:p>
          </table:table-cell>
          <table:table-cell office:value-type="string">
            <text:p>8x1F-H8.5</text:p>
          </table:table-cell>
          <table:table-cell office:value-type="string">
            <text:p>1X08</text:p>
          </table:table-cell>
          <table:table-cell office:value-type="string">
            <text:p>SmartPrj</text:p>
          </table:table-cell>
          <table:table-cell office:value-type="string">
            <text:p>(2150</text:p>
          </table:table-cell>
          <table:table-cell office:value-type="string">
            <text:p>2000)</text:p>
          </table:table-cell>
          <table:table-cell office:value-type="string">
            <text:p>R18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HEAF</text:p>
          </table:table-cell>
          <table:table-cell office:value-type="string">
            <text:p>I01</text:p>
          </table:table-cell>
          <table:table-cell office:value-type="string">
            <text:p>X</text:p>
          </table:table-cell>
          <table:table-cell office:value-type="string">
            <text:p>08PI</text:p>
          </table:table-cell>
          <table:table-cell office:value-type="string">
            <text:p>01</text:p>
          </table:table-cell>
          <table:table-cell table:formula="of:=[.Q52]&amp;&quot;-&quot;&amp;[.R52]&amp;&quot;-&quot;&amp;[.S52]&amp;&quot;-&quot;&amp;[.T52]&amp;&quot;-&quot;&amp;[.U52]" office:value-type="string" office:string-value="HEAF-I01-X-08PI-01">
            <text:p>HEAF-I01-X-08PI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53]" office:value-type="string" office:string-value="OOO">
            <text:p>OOO</text:p>
          </table:table-cell>
          <table:table-cell/>
          <table:table-cell table:formula="of:=[.C52]+1" office:value-type="float" office:value="42">
            <text:p>42</text:p>
          </table:table-cell>
          <table:table-cell table:formula="of:=[.G53]" office:value-type="string" office:string-value="POWER">
            <text:p>POWER</text:p>
          </table:table-cell>
          <table:table-cell table:formula="of:=[.V53]" office:value-type="string" office:string-value="HEAF-I01-X-08PI-01">
            <text:p>HEAF-I01-X-08PI-01</text:p>
          </table:table-cell>
          <table:table-cell/>
          <table:table-cell office:value-type="string">
            <text:p>POWER</text:p>
          </table:table-cell>
          <table:table-cell office:value-type="string">
            <text:p>8x1F-H8.5</text:p>
          </table:table-cell>
          <table:table-cell office:value-type="string">
            <text:p>1X08</text:p>
          </table:table-cell>
          <table:table-cell office:value-type="string">
            <text:p>SmartPrj</text:p>
          </table:table-cell>
          <table:table-cell office:value-type="string">
            <text:p>(1450</text:p>
          </table:table-cell>
          <table:table-cell office:value-type="string">
            <text:p>100)</text:p>
          </table:table-cell>
          <table:table-cell office:value-type="string">
            <text:p>R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HEAF</text:p>
          </table:table-cell>
          <table:table-cell office:value-type="string">
            <text:p>I01</text:p>
          </table:table-cell>
          <table:table-cell office:value-type="string">
            <text:p>X</text:p>
          </table:table-cell>
          <table:table-cell office:value-type="string">
            <text:p>08PI</text:p>
          </table:table-cell>
          <table:table-cell office:value-type="string">
            <text:p>01</text:p>
          </table:table-cell>
          <table:table-cell table:formula="of:=[.Q53]&amp;&quot;-&quot;&amp;[.R53]&amp;&quot;-&quot;&amp;[.S53]&amp;&quot;-&quot;&amp;[.T53]&amp;&quot;-&quot;&amp;[.U53]" office:value-type="string" office:string-value="HEAF-I01-X-08PI-01">
            <text:p>HEAF-I01-X-08PI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54]" office:value-type="string" office:string-value="OOO">
            <text:p>OOO</text:p>
          </table:table-cell>
          <table:table-cell/>
          <table:table-cell table:formula="of:=[.C53]+1" office:value-type="float" office:value="43">
            <text:p>43</text:p>
          </table:table-cell>
          <table:table-cell table:formula="of:=[.G54]" office:value-type="string" office:string-value="RN1">
            <text:p>RN1</text:p>
          </table:table-cell>
          <table:table-cell table:formula="of:=[.V54]" office:value-type="string" office:string-value="RESA-1268-X-O103X4-01">
            <text:p>RESA-1268-X-O103X4-01</text:p>
          </table:table-cell>
          <table:table-cell/>
          <table:table-cell office:value-type="string">
            <text:p>RN1</text:p>
          </table:table-cell>
          <table:table-cell office:value-type="string">
            <text:p>10K</text:p>
          </table:table-cell>
          <table:table-cell office:value-type="string">
            <text:p>CAY16</text:p>
          </table:table-cell>
          <table:table-cell office:value-type="string">
            <text:p>resistor-dil</text:p>
          </table:table-cell>
          <table:table-cell office:value-type="string">
            <text:p>(1100</text:p>
          </table:table-cell>
          <table:table-cell office:value-type="string">
            <text:p>940)</text:p>
          </table:table-cell>
          <table:table-cell office:value-type="string">
            <text:p>R9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RESA</text:p>
          </table:table-cell>
          <table:table-cell office:value-type="float" office:value="1268">
            <text:p>1268</text:p>
          </table:table-cell>
          <table:table-cell office:value-type="string">
            <text:p>X</text:p>
          </table:table-cell>
          <table:table-cell office:value-type="string">
            <text:p>O103X4</text:p>
          </table:table-cell>
          <table:table-cell office:value-type="string">
            <text:p>01</text:p>
          </table:table-cell>
          <table:table-cell table:formula="of:=[.Q54]&amp;&quot;-&quot;&amp;[.R54]&amp;&quot;-&quot;&amp;[.S54]&amp;&quot;-&quot;&amp;[.T54]&amp;&quot;-&quot;&amp;[.U54]" office:value-type="string" office:string-value="RESA-1268-X-O103X4-01">
            <text:p>RESA-1268-X-O103X4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1">
          <table:table-cell table:formula="of:=[.P55]" office:value-type="string" office:string-value="OOO">
            <text:p>OOO</text:p>
          </table:table-cell>
          <table:table-cell/>
          <table:table-cell table:formula="of:=[.C54]+1" office:value-type="float" office:value="44">
            <text:p>44</text:p>
          </table:table-cell>
          <table:table-cell table:formula="of:=[.G55]" office:value-type="string" office:string-value="U1">
            <text:p>U1</text:p>
          </table:table-cell>
          <table:table-cell table:formula="of:=[.V55]" office:value-type="string" office:string-value="VREG-SO223-X-V05-A1">
            <text:p>VREG-SO223-X-V05-A1</text:p>
          </table:table-cell>
          <table:table-cell/>
          <table:table-cell office:value-type="string">
            <text:p>U1</text:p>
          </table:table-cell>
          <table:table-cell office:value-type="string">
            <text:p>NCP1117ST50T3G</text:p>
          </table:table-cell>
          <table:table-cell office:value-type="string">
            <text:p>SOT223</text:p>
          </table:table-cell>
          <table:table-cell office:value-type="string">
            <text:p>linear</text:p>
          </table:table-cell>
          <table:table-cell office:value-type="string">
            <text:p>(305</text:p>
          </table:table-cell>
          <table:table-cell office:value-type="string">
            <text:p>685)</text:p>
          </table:table-cell>
          <table:table-cell office:value-type="string">
            <text:p>R90</text:p>
          </table:table-cell>
          <table:table-cell/>
          <table:table-cell office:value-type="string">
            <text:p>(check compatible)</text:p>
          </table:table-cell>
          <table:table-cell office:value-type="string">
            <text:p>OOO</text:p>
          </table:table-cell>
          <table:table-cell office:value-type="string">
            <text:p>VREG</text:p>
          </table:table-cell>
          <table:table-cell office:value-type="string">
            <text:p>SO223</text:p>
          </table:table-cell>
          <table:table-cell office:value-type="string">
            <text:p>X</text:p>
          </table:table-cell>
          <table:table-cell office:value-type="string">
            <text:p>V05</text:p>
          </table:table-cell>
          <table:table-cell office:value-type="string">
            <text:p>A1</text:p>
          </table:table-cell>
          <table:table-cell table:formula="of:=[.Q55]&amp;&quot;-&quot;&amp;[.R55]&amp;&quot;-&quot;&amp;[.S55]&amp;&quot;-&quot;&amp;[.T55]&amp;&quot;-&quot;&amp;[.U55]" office:value-type="string" office:string-value="VREG-SO223-X-V05-A1">
            <text:p>VREG-SO223-X-V05-A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Q56]" office:value-type="string" office:string-value="DCJP">
            <text:p>DCJP</text:p>
          </table:table-cell>
          <table:table-cell/>
          <table:table-cell table:formula="of:=[.C55]+1" office:value-type="float" office:value="45">
            <text:p>45</text:p>
          </table:table-cell>
          <table:table-cell table:formula="of:=[.G56]" office:value-type="string" office:string-value="X1">
            <text:p>X1</text:p>
          </table:table-cell>
          <table:table-cell table:formula="of:=[.V56]" office:value-type="string" office:string-value="DCJP-21D-X-THTH-01">
            <text:p>DCJP-21D-X-THTH-01</text:p>
          </table:table-cell>
          <table:table-cell/>
          <table:table-cell office:value-type="string">
            <text:p>X1</text:p>
          </table:table-cell>
          <table:table-cell office:value-type="string">
            <text:p>POWERSUPPLY_DC21MMX</text:p>
          </table:table-cell>
          <table:table-cell office:value-type="string">
            <text:p>POWERSUPPLY_DC-21MM</text:p>
          </table:table-cell>
          <table:table-cell office:value-type="string">
            <text:p>SmartPrj</text:p>
          </table:table-cell>
          <table:table-cell office:value-type="string">
            <text:p>(210</text:p>
          </table:table-cell>
          <table:table-cell office:value-type="string">
            <text:p>330)</text:p>
          </table:table-cell>
          <table:table-cell office:value-type="string">
            <text:p>R9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DCJP</text:p>
          </table:table-cell>
          <table:table-cell office:value-type="string">
            <text:p>21D</text:p>
          </table:table-cell>
          <table:table-cell office:value-type="string">
            <text:p>X</text:p>
          </table:table-cell>
          <table:table-cell office:value-type="string">
            <text:p>THTH</text:p>
          </table:table-cell>
          <table:table-cell office:value-type="string">
            <text:p>01</text:p>
          </table:table-cell>
          <table:table-cell table:formula="of:=[.Q56]&amp;&quot;-&quot;&amp;[.R56]&amp;&quot;-&quot;&amp;[.S56]&amp;&quot;-&quot;&amp;[.T56]&amp;&quot;-&quot;&amp;[.U56]" office:value-type="string" office:string-value="DCJP-21D-X-THTH-01">
            <text:p>DCJP-21D-X-THTH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57]" office:value-type="string" office:string-value="OOO">
            <text:p>OOO</text:p>
          </table:table-cell>
          <table:table-cell/>
          <table:table-cell table:formula="of:=[.C56]+1" office:value-type="float" office:value="46">
            <text:p>46</text:p>
          </table:table-cell>
          <table:table-cell table:formula="of:=[.G57]" office:value-type="string" office:string-value="Y1">
            <text:p>Y1</text:p>
          </table:table-cell>
          <table:table-cell table:formula="of:=[.V57]" office:value-type="string" office:string-value="XTAL-TH-X-MZ16-01">
            <text:p>XTAL-TH-X-MZ16-01</text:p>
          </table:table-cell>
          <table:table-cell/>
          <table:table-cell office:value-type="string">
            <text:p>Y1</text:p>
          </table:table-cell>
          <table:table-cell office:value-type="string">
            <text:p>16MHz</text:p>
          </table:table-cell>
          <table:table-cell office:value-type="string">
            <text:p>QS</text:p>
          </table:table-cell>
          <table:table-cell office:value-type="string">
            <text:p>SmartPrj</text:p>
          </table:table-cell>
          <table:table-cell office:value-type="string">
            <text:p>(745</text:p>
          </table:table-cell>
          <table:table-cell office:value-type="string">
            <text:p>1030)</text:p>
          </table:table-cell>
          <table:table-cell office:value-type="string">
            <text:p>R18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XTAL</text:p>
          </table:table-cell>
          <table:table-cell office:value-type="string">
            <text:p>TH</text:p>
          </table:table-cell>
          <table:table-cell office:value-type="string">
            <text:p>X</text:p>
          </table:table-cell>
          <table:table-cell office:value-type="string">
            <text:p>MZ16</text:p>
          </table:table-cell>
          <table:table-cell office:value-type="string">
            <text:p>01</text:p>
          </table:table-cell>
          <table:table-cell table:formula="of:=[.Q57]&amp;&quot;-&quot;&amp;[.R57]&amp;&quot;-&quot;&amp;[.S57]&amp;&quot;-&quot;&amp;[.T57]&amp;&quot;-&quot;&amp;[.U57]" office:value-type="string" office:string-value="XTAL-TH-X-MZ16-01">
            <text:p>XTAL-TH-X-MZ16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3">
          <table:table-cell table:formula="of:=[.P58]" office:value-type="string" office:string-value="OOO">
            <text:p>OOO</text:p>
          </table:table-cell>
          <table:table-cell/>
          <table:table-cell table:formula="of:=[.C57]+1" office:value-type="float" office:value="47">
            <text:p>47</text:p>
          </table:table-cell>
          <table:table-cell table:formula="of:=[.G58]" office:value-type="string" office:string-value="ZU4">
            <text:p>ZU4</text:p>
          </table:table-cell>
          <table:table-cell table:formula="of:=[.V58]" office:value-type="string" office:string-value="ICIC-DI28-X-K238-01">
            <text:p>ICIC-DI28-X-K238-01</text:p>
          </table:table-cell>
          <table:table-cell/>
          <table:table-cell office:value-type="string">
            <text:p>ZU4</text:p>
          </table:table-cell>
          <table:table-cell office:value-type="string">
            <text:p>ATMEGA328P-PU</text:p>
          </table:table-cell>
          <table:table-cell office:value-type="string">
            <text:p>DIL28-3</text:p>
          </table:table-cell>
          <table:table-cell office:value-type="string">
            <text:p>SmartPrj</text:p>
          </table:table-cell>
          <table:table-cell office:value-type="string">
            <text:p>(1825</text:p>
          </table:table-cell>
          <table:table-cell office:value-type="string">
            <text:p>645)</text:p>
          </table:table-cell>
          <table:table-cell office:value-type="string">
            <text:p>R180</text:p>
          </table:table-cell>
          <table:table-cell table:number-columns-repeated="2"/>
          <table:table-cell office:value-type="string">
            <text:p>OOO</text:p>
          </table:table-cell>
          <table:table-cell office:value-type="string">
            <text:p>ICIC</text:p>
          </table:table-cell>
          <table:table-cell office:value-type="string">
            <text:p>DI28</text:p>
          </table:table-cell>
          <table:table-cell office:value-type="string">
            <text:p>X</text:p>
          </table:table-cell>
          <table:table-cell office:value-type="string">
            <text:p>K238</text:p>
          </table:table-cell>
          <table:table-cell office:value-type="string">
            <text:p>01</text:p>
          </table:table-cell>
          <table:table-cell table:formula="of:=[.Q58]&amp;&quot;-&quot;&amp;[.R58]&amp;&quot;-&quot;&amp;[.S58]&amp;&quot;-&quot;&amp;[.T58]&amp;&quot;-&quot;&amp;[.U58]" office:value-type="string" office:string-value="ICIC-DI28-X-K238-01">
            <text:p>ICIC-DI28-X-K238-01</text:p>
          </table:table-cell>
          <table:table-cell office:value-type="string">
            <text:p>XXX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formula="of:=[.C58]+1" office:value-type="float" office:value="48">
            <text:p>48</text:p>
          </table:table-cell>
          <table:table-cell office:value-type="string">
            <text:p>S1</text:p>
          </table:table-cell>
          <table:table-cell office:value-type="string">
            <text:p>SOCK-DI28-X-STAN-01</text:p>
          </table:table-cell>
          <table:table-cell table:number-columns-repeated="1010"/>
        </table:table-row>
        <table:table-row table:style-name="ro4">
          <table:table-cell table:formula="of:=[.P60]" office:value-type="string" office:string-value="XXX">
            <text:p>XXX</text:p>
          </table:table-cell>
          <table:table-cell/>
          <table:table-cell table:formula="of:=[.C59]+1" office:value-type="float" office:value="49">
            <text:p>49</text:p>
          </table:table-cell>
          <table:table-cell table:formula="of:=[.G60]" office:value-type="string" office:string-value="FD1">
            <text:p>FD1</text:p>
          </table:table-cell>
          <table:table-cell table:formula="of:=[.V60]" office:value-type="string" office:string-value="XXX-XXX-XXX-XXX-XXX">
            <text:p>XXX-XXX-XXX-XXX-XXX</text:p>
          </table:table-cell>
          <table:table-cell/>
          <table:table-cell office:value-type="string">
            <text:p>FD1</text:p>
          </table:table-cell>
          <table:table-cell office:value-type="string">
            <text:p>FIDUCIALMOUNT</text:p>
          </table:table-cell>
          <table:table-cell office:value-type="string">
            <text:p>FIDUCIA-MOUNT</text:p>
          </table:table-cell>
          <table:table-cell office:value-type="string">
            <text:p>SmartPrj</text:p>
          </table:table-cell>
          <table:table-cell office:value-type="string">
            <text:p>(250</text:p>
          </table:table-cell>
          <table:table-cell office:value-type="string">
            <text:p>1965)</text:p>
          </table:table-cell>
          <table:table-cell office:value-type="string">
            <text:p>R0</text:p>
          </table:table-cell>
          <table:table-cell/>
          <table:table-cell table:number-columns-repeated="7" office:value-type="string">
            <text:p>XXX</text:p>
          </table:table-cell>
          <table:table-cell table:formula="of:=[.Q60]&amp;&quot;-&quot;&amp;[.R60]&amp;&quot;-&quot;&amp;[.S60]&amp;&quot;-&quot;&amp;[.T60]&amp;&quot;-&quot;&amp;[.U60]" office:value-type="string" office:string-value="XXX-XXX-XXX-XXX-XXX">
            <text:p>XXX-XXX-XXX-XXX-XXX</text:p>
          </table:table-cell>
          <table:table-cell table:number-columns-repeated="993"/>
        </table:table-row>
        <table:table-row table:style-name="ro4">
          <table:table-cell table:formula="of:=[.P61]" office:value-type="string" office:string-value="XXX">
            <text:p>XXX</text:p>
          </table:table-cell>
          <table:table-cell/>
          <table:table-cell table:formula="of:=[.C60]+1" office:value-type="float" office:value="50">
            <text:p>50</text:p>
          </table:table-cell>
          <table:table-cell table:formula="of:=[.G61]" office:value-type="string" office:string-value="FD2">
            <text:p>FD2</text:p>
          </table:table-cell>
          <table:table-cell table:formula="of:=[.V61]" office:value-type="string" office:string-value="XXX-XXX-XXX-XXX-XXX">
            <text:p>XXX-XXX-XXX-XXX-XXX</text:p>
          </table:table-cell>
          <table:table-cell/>
          <table:table-cell office:value-type="string">
            <text:p>FD2</text:p>
          </table:table-cell>
          <table:table-cell office:value-type="string">
            <text:p>FIDUCIALMOUNT</text:p>
          </table:table-cell>
          <table:table-cell office:value-type="string">
            <text:p>FIDUCIA-MOUNT</text:p>
          </table:table-cell>
          <table:table-cell office:value-type="string">
            <text:p>SmartPrj</text:p>
          </table:table-cell>
          <table:table-cell office:value-type="string">
            <text:p>(2119.68504</text:p>
          </table:table-cell>
          <table:table-cell office:value-type="string">
            <text:p>659.09449)</text:p>
          </table:table-cell>
          <table:table-cell office:value-type="string">
            <text:p>R0</text:p>
          </table:table-cell>
          <table:table-cell/>
          <table:table-cell table:number-columns-repeated="7" office:value-type="string">
            <text:p>XXX</text:p>
          </table:table-cell>
          <table:table-cell table:formula="of:=[.Q61]&amp;&quot;-&quot;&amp;[.R61]&amp;&quot;-&quot;&amp;[.S61]&amp;&quot;-&quot;&amp;[.T61]&amp;&quot;-&quot;&amp;[.U61]" office:value-type="string" office:string-value="XXX-XXX-XXX-XXX-XXX">
            <text:p>XXX-XXX-XXX-XXX-XXX</text:p>
          </table:table-cell>
          <table:table-cell table:number-columns-repeated="993"/>
        </table:table-row>
        <table:table-row table:style-name="ro4">
          <table:table-cell table:formula="of:=[.P62]" office:value-type="string" office:string-value="XXX">
            <text:p>XXX</text:p>
          </table:table-cell>
          <table:table-cell/>
          <table:table-cell table:formula="of:=[.C61]+1" office:value-type="float" office:value="51">
            <text:p>51</text:p>
          </table:table-cell>
          <table:table-cell table:formula="of:=[.G62]" office:value-type="string" office:string-value="FD3">
            <text:p>FD3</text:p>
          </table:table-cell>
          <table:table-cell table:formula="of:=[.V62]" office:value-type="string" office:string-value="XXX-XXX-XXX-XXX-XXX">
            <text:p>XXX-XXX-XXX-XXX-XXX</text:p>
          </table:table-cell>
          <table:table-cell/>
          <table:table-cell office:value-type="string">
            <text:p>FD3</text:p>
          </table:table-cell>
          <table:table-cell office:value-type="string">
            <text:p>FIDUCIALMOUNT</text:p>
          </table:table-cell>
          <table:table-cell office:value-type="string">
            <text:p>FIDUCIA-MOUNT</text:p>
          </table:table-cell>
          <table:table-cell office:value-type="string">
            <text:p>SmartPrj</text:p>
          </table:table-cell>
          <table:table-cell office:value-type="string">
            <text:p>(146.85039</text:p>
          </table:table-cell>
          <table:table-cell office:value-type="string">
            <text:p>134.25197)</text:p>
          </table:table-cell>
          <table:table-cell office:value-type="string">
            <text:p>R0</text:p>
          </table:table-cell>
          <table:table-cell/>
          <table:table-cell table:number-columns-repeated="7" office:value-type="string">
            <text:p>XXX</text:p>
          </table:table-cell>
          <table:table-cell table:formula="of:=[.Q62]&amp;&quot;-&quot;&amp;[.R62]&amp;&quot;-&quot;&amp;[.S62]&amp;&quot;-&quot;&amp;[.T62]&amp;&quot;-&quot;&amp;[.U62]" office:value-type="string" office:string-value="XXX-XXX-XXX-XXX-XXX">
            <text:p>XXX-XXX-XXX-XXX-XXX</text:p>
          </table:table-cell>
          <table:table-cell table:number-columns-repeated="993"/>
        </table:table-row>
        <table:table-row table:style-name="ro1">
          <table:table-cell table:formula="of:=[.P63]" office:value-type="string" office:string-value="XXX">
            <text:p>XXX</text:p>
          </table:table-cell>
          <table:table-cell/>
          <table:table-cell table:formula="of:=[.C62]+1" office:value-type="float" office:value="52">
            <text:p>52</text:p>
          </table:table-cell>
          <table:table-cell table:formula="of:=[.G63]" office:value-type="string" office:string-value="GROUND">
            <text:p>GROUND</text:p>
          </table:table-cell>
          <table:table-cell table:formula="of:=[.V63]" office:value-type="string" office:string-value="XXX-XXX-XXX-XXX-XXX">
            <text:p>XXX-XXX-XXX-XXX-XXX</text:p>
          </table:table-cell>
          <table:table-cell/>
          <table:table-cell office:value-type="string">
            <text:p>GROUND</text:p>
          </table:table-cell>
          <table:table-cell office:value-type="string">
            <text:p>SJ</text:p>
          </table:table-cell>
          <table:table-cell office:value-type="string">
            <text:p>jumper</text:p>
          </table:table-cell>
          <table:table-cell office:value-type="string">
            <text:p>(450</text:p>
          </table:table-cell>
          <table:table-cell office:value-type="string">
            <text:p>1600)</text:p>
          </table:table-cell>
          <table:table-cell office:value-type="string">
            <text:p>MR0</text:p>
          </table:table-cell>
          <table:table-cell table:number-columns-repeated="2"/>
          <table:table-cell table:number-columns-repeated="7" office:value-type="string">
            <text:p>XXX</text:p>
          </table:table-cell>
          <table:table-cell table:formula="of:=[.Q63]&amp;&quot;-&quot;&amp;[.R63]&amp;&quot;-&quot;&amp;[.S63]&amp;&quot;-&quot;&amp;[.T63]&amp;&quot;-&quot;&amp;[.U63]" office:value-type="string" office:string-value="XXX-XXX-XXX-XXX-XXX">
            <text:p>XXX-XXX-XXX-XXX-XXX</text:p>
          </table:table-cell>
          <table:table-cell table:number-columns-repeated="993"/>
        </table:table-row>
        <table:table-row table:style-name="ro1">
          <table:table-cell table:formula="of:=[.P64]" office:value-type="string" office:string-value="XXX">
            <text:p>XXX</text:p>
          </table:table-cell>
          <table:table-cell/>
          <table:table-cell table:formula="of:=[.C63]+1" office:value-type="float" office:value="53">
            <text:p>53</text:p>
          </table:table-cell>
          <table:table-cell table:formula="of:=[.G64]" office:value-type="string" office:string-value="RESET-EN">
            <text:p>RESET-EN</text:p>
          </table:table-cell>
          <table:table-cell table:formula="of:=[.V64]" office:value-type="string" office:string-value="XXX-XXX-XXX-XXX-XXX">
            <text:p>XXX-XXX-XXX-XXX-XXX</text:p>
          </table:table-cell>
          <table:table-cell/>
          <table:table-cell office:value-type="string">
            <text:p>RESET-EN</text:p>
          </table:table-cell>
          <table:table-cell office:value-type="string">
            <text:p>SJ</text:p>
          </table:table-cell>
          <table:table-cell office:value-type="string">
            <text:p>jumper</text:p>
          </table:table-cell>
          <table:table-cell office:value-type="string">
            <text:p>(1100</text:p>
          </table:table-cell>
          <table:table-cell office:value-type="string">
            <text:p>1075)</text:p>
          </table:table-cell>
          <table:table-cell office:value-type="string">
            <text:p>R0</text:p>
          </table:table-cell>
          <table:table-cell table:number-columns-repeated="2"/>
          <table:table-cell table:number-columns-repeated="7" office:value-type="string">
            <text:p>XXX</text:p>
          </table:table-cell>
          <table:table-cell table:formula="of:=[.Q64]&amp;&quot;-&quot;&amp;[.R64]&amp;&quot;-&quot;&amp;[.S64]&amp;&quot;-&quot;&amp;[.T64]&amp;&quot;-&quot;&amp;[.U64]" office:value-type="string" office:string-value="XXX-XXX-XXX-XXX-XXX">
            <text:p>XXX-XXX-XXX-XXX-XXX</text:p>
          </table:table-cell>
          <table:table-cell table:number-columns-repeated="993"/>
        </table:table-row>
        <table:table-row table:style-name="ro1">
          <table:table-cell office:value-type="string">
            <text:p>AAAAAA</text:p>
          </table:table-cell>
          <table:table-cell/>
          <table:table-cell table:formula="of:=[.C64]+1" office:value-type="float" office:value="54">
            <text:p>54</text:p>
          </table:table-cell>
          <table:table-cell table:formula="of:=[.G65]" office:value-type="string" office:string-value="AAAAAA">
            <text:p>AAAAAA</text:p>
          </table:table-cell>
          <table:table-cell table:formula="of:=[.V65]" office:value-type="string" office:string-value="AAAAAA">
            <text:p>AAAAAA</text:p>
          </table:table-cell>
          <table:table-cell/>
          <table:table-cell table:number-columns-repeated="9" office:value-type="string">
            <text:p>AAAAAA</text:p>
          </table:table-cell>
          <table:table-cell/>
          <table:table-cell table:number-columns-repeated="6" office:value-type="string">
            <text:p>AAAAAA</text:p>
          </table:table-cell>
          <table:table-cell/>
          <table:table-cell table:number-columns-repeated="992" office:value-type="string">
            <text:p>AAAAAA</text:p>
          </table:table-cell>
        </table:table-row>
        <table:table-row table:style-name="ro1" table:number-rows-repeated="2">
          <table:table-cell table:number-columns-repeated="1015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69] &amp;&quot;&gt;&quot; &amp; INDIRECT(&quot;C&quot;&amp;[.D68]) &amp; &quot;&lt;/&quot; &amp; [.D69] &amp; &quot;&gt;&quot;" office:value-type="string" office:string-value="    &lt;compIndex&gt;1&lt;/compIndex&gt;">
            <text:p><text:s text:c="4"/>&lt;compIndex&gt;1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70] &amp;&quot;&gt;&quot; &amp; INDIRECT(&quot;D&quot;&amp;[.D68]) &amp; &quot;&lt;/&quot; &amp; [.D70] &amp; &quot;&gt;&quot;" office:value-type="string" office:string-value="    &lt;compIden&gt;D1&lt;/compIden&gt;">
            <text:p><text:s text:c="4"/>&lt;compIden&gt;D1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71] &amp;&quot;&gt;&quot; &amp; INDIRECT(&quot;E&quot;&amp;[.D68]) &amp; &quot;&lt;/&quot; &amp; [.D71] &amp; &quot;&gt;&quot;" office:value-type="string" office:string-value="    &lt;compID&gt;DIOD-D214-X-A01-01&lt;/compID&gt;">
            <text:p><text:s text:c="4"/>&lt;compID&gt;DIOD-D214-X-A01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72] &amp;&quot;&gt;&quot; &amp;  &quot;&lt;/&quot; &amp; [.D72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73] &amp;&quot;&gt;&quot; &amp;  &quot;&lt;/&quot; &amp; [.D73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68]+1" office:value-type="float" office:value="13">
            <text:p>13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76] &amp;&quot;&gt;&quot; &amp; INDIRECT(&quot;C&quot;&amp;[.D75]) &amp; &quot;&lt;/&quot; &amp; [.D76] &amp; &quot;&gt;&quot;" office:value-type="string" office:string-value="    &lt;compIndex&gt;2&lt;/compIndex&gt;">
            <text:p><text:s text:c="4"/>&lt;compIndex&gt;2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77] &amp;&quot;&gt;&quot; &amp; INDIRECT(&quot;D&quot;&amp;[.D75]) &amp; &quot;&lt;/&quot; &amp; [.D77] &amp; &quot;&gt;&quot;" office:value-type="string" office:string-value="    &lt;compIden&gt;D2&lt;/compIden&gt;">
            <text:p><text:s text:c="4"/>&lt;compIden&gt;D2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78] &amp;&quot;&gt;&quot; &amp; INDIRECT(&quot;E&quot;&amp;[.D75]) &amp; &quot;&lt;/&quot; &amp; [.D78] &amp; &quot;&gt;&quot;" office:value-type="string" office:string-value="    &lt;compID&gt;DIOD-1206-X-A015D-01&lt;/compID&gt;">
            <text:p><text:s text:c="4"/>&lt;compID&gt;DIOD-1206-X-A015D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79] &amp;&quot;&gt;&quot; &amp;  &quot;&lt;/&quot; &amp; [.D79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80] &amp;&quot;&gt;&quot; &amp;  &quot;&lt;/&quot; &amp; [.D80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75]+1" office:value-type="float" office:value="14">
            <text:p>14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83] &amp;&quot;&gt;&quot; &amp; INDIRECT(&quot;C&quot;&amp;[.D82]) &amp; &quot;&lt;/&quot; &amp; [.D83] &amp; &quot;&gt;&quot;" office:value-type="string" office:string-value="    &lt;compIndex&gt;3&lt;/compIndex&gt;">
            <text:p><text:s text:c="4"/>&lt;compIndex&gt;3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84] &amp;&quot;&gt;&quot; &amp; INDIRECT(&quot;D&quot;&amp;[.D82]) &amp; &quot;&lt;/&quot; &amp; [.D84] &amp; &quot;&gt;&quot;" office:value-type="string" office:string-value="    &lt;compIden&gt;D3&lt;/compIden&gt;">
            <text:p><text:s text:c="4"/>&lt;compIden&gt;D3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85] &amp;&quot;&gt;&quot; &amp; INDIRECT(&quot;E&quot;&amp;[.D82]) &amp; &quot;&lt;/&quot; &amp; [.D85] &amp; &quot;&gt;&quot;" office:value-type="string" office:string-value="    &lt;compID&gt;DIOD-1206-X-A015D-01&lt;/compID&gt;">
            <text:p><text:s text:c="4"/>&lt;compID&gt;DIOD-1206-X-A015D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86] &amp;&quot;&gt;&quot; &amp;  &quot;&lt;/&quot; &amp; [.D86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87] &amp;&quot;&gt;&quot; &amp;  &quot;&lt;/&quot; &amp; [.D87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82]+1" office:value-type="float" office:value="15">
            <text:p>15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90] &amp;&quot;&gt;&quot; &amp; INDIRECT(&quot;C&quot;&amp;[.D89]) &amp; &quot;&lt;/&quot; &amp; [.D90] &amp; &quot;&gt;&quot;" office:value-type="string" office:string-value="    &lt;compIndex&gt;4&lt;/compIndex&gt;">
            <text:p><text:s text:c="4"/>&lt;compIndex&gt;4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91] &amp;&quot;&gt;&quot; &amp; INDIRECT(&quot;D&quot;&amp;[.D89]) &amp; &quot;&lt;/&quot; &amp; [.D91] &amp; &quot;&gt;&quot;" office:value-type="string" office:string-value="    &lt;compIden&gt;IOH&lt;/compIden&gt;">
            <text:p><text:s text:c="4"/>&lt;compIden&gt;IOH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92] &amp;&quot;&gt;&quot; &amp; INDIRECT(&quot;E&quot;&amp;[.D89]) &amp; &quot;&lt;/&quot; &amp; [.D92] &amp; &quot;&gt;&quot;" office:value-type="string" office:string-value="    &lt;compID&gt;HEAF-I01-X-10PI-01&lt;/compID&gt;">
            <text:p><text:s text:c="4"/>&lt;compID&gt;HEAF-I01-X-10PI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93] &amp;&quot;&gt;&quot; &amp;  &quot;&lt;/&quot; &amp; [.D93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94] &amp;&quot;&gt;&quot; &amp;  &quot;&lt;/&quot; &amp; [.D94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89]+1" office:value-type="float" office:value="16">
            <text:p>16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97] &amp;&quot;&gt;&quot; &amp; INDIRECT(&quot;C&quot;&amp;[.D96]) &amp; &quot;&lt;/&quot; &amp; [.D97] &amp; &quot;&gt;&quot;" office:value-type="string" office:string-value="    &lt;compIndex&gt;5&lt;/compIndex&gt;">
            <text:p><text:s text:c="4"/>&lt;compIndex&gt;5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98] &amp;&quot;&gt;&quot; &amp; INDIRECT(&quot;D&quot;&amp;[.D96]) &amp; &quot;&lt;/&quot; &amp; [.D98] &amp; &quot;&gt;&quot;" office:value-type="string" office:string-value="    &lt;compIden&gt;JP2&lt;/compIden&gt;">
            <text:p><text:s text:c="4"/>&lt;compIden&gt;JP2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99] &amp;&quot;&gt;&quot; &amp; INDIRECT(&quot;E&quot;&amp;[.D96]) &amp; &quot;&lt;/&quot; &amp; [.D99] &amp; &quot;&gt;&quot;" office:value-type="string" office:string-value="    &lt;compID&gt;HEAD-I01-X-2X02PI-01&lt;/compID&gt;">
            <text:p><text:s text:c="4"/>&lt;compID&gt;HEAD-I01-X-2X02PI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100] &amp;&quot;&gt;&quot; &amp;  &quot;&lt;/&quot; &amp; [.D100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101] &amp;&quot;&gt;&quot; &amp;  &quot;&lt;/&quot; &amp; [.D101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96]+1" office:value-type="float" office:value="17">
            <text:p>17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104] &amp;&quot;&gt;&quot; &amp; INDIRECT(&quot;C&quot;&amp;[.D103]) &amp; &quot;&lt;/&quot; &amp; [.D104] &amp; &quot;&gt;&quot;" office:value-type="string" office:string-value="    &lt;compIndex&gt;6&lt;/compIndex&gt;">
            <text:p><text:s text:c="4"/>&lt;compIndex&gt;6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105] &amp;&quot;&gt;&quot; &amp; INDIRECT(&quot;D&quot;&amp;[.D103]) &amp; &quot;&lt;/&quot; &amp; [.D105] &amp; &quot;&gt;&quot;" office:value-type="string" office:string-value="    &lt;compIden&gt;L&lt;/compIden&gt;">
            <text:p><text:s text:c="4"/>&lt;compIden&gt;L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106] &amp;&quot;&gt;&quot; &amp; INDIRECT(&quot;E&quot;&amp;[.D103]) &amp; &quot;&lt;/&quot; &amp; [.D106] &amp; &quot;&gt;&quot;" office:value-type="string" office:string-value="    &lt;compID&gt;LEDS-0805-Y-STAN-01&lt;/compID&gt;">
            <text:p><text:s text:c="4"/>&lt;compID&gt;LEDS-0805-Y-STAN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107] &amp;&quot;&gt;&quot; &amp;  &quot;&lt;/&quot; &amp; [.D107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108] &amp;&quot;&gt;&quot; &amp;  &quot;&lt;/&quot; &amp; [.D108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103]+1" office:value-type="float" office:value="18">
            <text:p>18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111] &amp;&quot;&gt;&quot; &amp; INDIRECT(&quot;C&quot;&amp;[.D110]) &amp; &quot;&lt;/&quot; &amp; [.D111] &amp; &quot;&gt;&quot;" office:value-type="string" office:string-value="    &lt;compIndex&gt;7&lt;/compIndex&gt;">
            <text:p><text:s text:c="4"/>&lt;compIndex&gt;7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112] &amp;&quot;&gt;&quot; &amp; INDIRECT(&quot;D&quot;&amp;[.D110]) &amp; &quot;&lt;/&quot; &amp; [.D112] &amp; &quot;&gt;&quot;" office:value-type="string" office:string-value="    &lt;compIden&gt;L1&lt;/compIden&gt;">
            <text:p><text:s text:c="4"/>&lt;compIden&gt;L1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113] &amp;&quot;&gt;&quot; &amp; INDIRECT(&quot;E&quot;&amp;[.D110]) &amp; &quot;&lt;/&quot; &amp; [.D113] &amp; &quot;&gt;&quot;" office:value-type="string" office:string-value="    &lt;compID&gt;FERB-0805-X-O220-01&lt;/compID&gt;">
            <text:p><text:s text:c="4"/>&lt;compID&gt;FERB-0805-X-O220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114] &amp;&quot;&gt;&quot; &amp;  &quot;&lt;/&quot; &amp; [.D114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115] &amp;&quot;&gt;&quot; &amp;  &quot;&lt;/&quot; &amp; [.D115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110]+1" office:value-type="float" office:value="19">
            <text:p>19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118] &amp;&quot;&gt;&quot; &amp; INDIRECT(&quot;C&quot;&amp;[.D117]) &amp; &quot;&lt;/&quot; &amp; [.D118] &amp; &quot;&gt;&quot;" office:value-type="string" office:string-value="    &lt;compIndex&gt;8&lt;/compIndex&gt;">
            <text:p><text:s text:c="4"/>&lt;compIndex&gt;8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119] &amp;&quot;&gt;&quot; &amp; INDIRECT(&quot;D&quot;&amp;[.D117]) &amp; &quot;&lt;/&quot; &amp; [.D119] &amp; &quot;&gt;&quot;" office:value-type="string" office:string-value="    &lt;compIden&gt;ON&lt;/compIden&gt;">
            <text:p><text:s text:c="4"/>&lt;compIden&gt;ON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120] &amp;&quot;&gt;&quot; &amp; INDIRECT(&quot;E&quot;&amp;[.D117]) &amp; &quot;&lt;/&quot; &amp; [.D120] &amp; &quot;&gt;&quot;" office:value-type="string" office:string-value="    &lt;compID&gt;LEDS-0805-G-STAN-01&lt;/compID&gt;">
            <text:p><text:s text:c="4"/>&lt;compID&gt;LEDS-0805-G-STAN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121] &amp;&quot;&gt;&quot; &amp;  &quot;&lt;/&quot; &amp; [.D121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122] &amp;&quot;&gt;&quot; &amp;  &quot;&lt;/&quot; &amp; [.D122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117]+1" office:value-type="float" office:value="20">
            <text:p>20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125] &amp;&quot;&gt;&quot; &amp; INDIRECT(&quot;C&quot;&amp;[.D124]) &amp; &quot;&lt;/&quot; &amp; [.D125] &amp; &quot;&gt;&quot;" office:value-type="string" office:string-value="    &lt;compIndex&gt;9&lt;/compIndex&gt;">
            <text:p><text:s text:c="4"/>&lt;compIndex&gt;9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126] &amp;&quot;&gt;&quot; &amp; INDIRECT(&quot;D&quot;&amp;[.D124]) &amp; &quot;&lt;/&quot; &amp; [.D126] &amp; &quot;&gt;&quot;" office:value-type="string" office:string-value="    &lt;compIden&gt;R1&lt;/compIden&gt;">
            <text:p><text:s text:c="4"/>&lt;compIden&gt;R1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127] &amp;&quot;&gt;&quot; &amp; INDIRECT(&quot;E&quot;&amp;[.D124]) &amp; &quot;&lt;/&quot; &amp; [.D127] &amp; &quot;&gt;&quot;" office:value-type="string" office:string-value="    &lt;compID&gt;RESE-0603-X-O105-01&lt;/compID&gt;">
            <text:p><text:s text:c="4"/>&lt;compID&gt;RESE-0603-X-O105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128] &amp;&quot;&gt;&quot; &amp;  &quot;&lt;/&quot; &amp; [.D128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129] &amp;&quot;&gt;&quot; &amp;  &quot;&lt;/&quot; &amp; [.D129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124]+1" office:value-type="float" office:value="21">
            <text:p>21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132] &amp;&quot;&gt;&quot; &amp; INDIRECT(&quot;C&quot;&amp;[.D131]) &amp; &quot;&lt;/&quot; &amp; [.D132] &amp; &quot;&gt;&quot;" office:value-type="string" office:string-value="    &lt;compIndex&gt;10&lt;/compIndex&gt;">
            <text:p><text:s text:c="4"/>&lt;compIndex&gt;10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133] &amp;&quot;&gt;&quot; &amp; INDIRECT(&quot;D&quot;&amp;[.D131]) &amp; &quot;&lt;/&quot; &amp; [.D133] &amp; &quot;&gt;&quot;" office:value-type="string" office:string-value="    &lt;compIden&gt;R2&lt;/compIden&gt;">
            <text:p><text:s text:c="4"/>&lt;compIden&gt;R2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134] &amp;&quot;&gt;&quot; &amp; INDIRECT(&quot;E&quot;&amp;[.D131]) &amp; &quot;&lt;/&quot; &amp; [.D134] &amp; &quot;&gt;&quot;" office:value-type="string" office:string-value="    &lt;compID&gt;RESE-0603-X-O105-01&lt;/compID&gt;">
            <text:p><text:s text:c="4"/>&lt;compID&gt;RESE-0603-X-O105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135] &amp;&quot;&gt;&quot; &amp;  &quot;&lt;/&quot; &amp; [.D135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136] &amp;&quot;&gt;&quot; &amp;  &quot;&lt;/&quot; &amp; [.D136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131]+1" office:value-type="float" office:value="22">
            <text:p>22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139] &amp;&quot;&gt;&quot; &amp; INDIRECT(&quot;C&quot;&amp;[.D138]) &amp; &quot;&lt;/&quot; &amp; [.D139] &amp; &quot;&gt;&quot;" office:value-type="string" office:string-value="    &lt;compIndex&gt;11&lt;/compIndex&gt;">
            <text:p><text:s text:c="4"/>&lt;compIndex&gt;11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140] &amp;&quot;&gt;&quot; &amp; INDIRECT(&quot;D&quot;&amp;[.D138]) &amp; &quot;&lt;/&quot; &amp; [.D140] &amp; &quot;&gt;&quot;" office:value-type="string" office:string-value="    &lt;compIden&gt;RN2&lt;/compIden&gt;">
            <text:p><text:s text:c="4"/>&lt;compIden&gt;RN2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141] &amp;&quot;&gt;&quot; &amp; INDIRECT(&quot;E&quot;&amp;[.D138]) &amp; &quot;&lt;/&quot; &amp; [.D141] &amp; &quot;&gt;&quot;" office:value-type="string" office:string-value="    &lt;compID&gt;RESA-1268-X-O102X4-01&lt;/compID&gt;">
            <text:p><text:s text:c="4"/>&lt;compID&gt;RESA-1268-X-O102X4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142] &amp;&quot;&gt;&quot; &amp;  &quot;&lt;/&quot; &amp; [.D142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143] &amp;&quot;&gt;&quot; &amp;  &quot;&lt;/&quot; &amp; [.D143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138]+1" office:value-type="float" office:value="23">
            <text:p>23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146] &amp;&quot;&gt;&quot; &amp; INDIRECT(&quot;C&quot;&amp;[.D145]) &amp; &quot;&lt;/&quot; &amp; [.D146] &amp; &quot;&gt;&quot;" office:value-type="string" office:string-value="    &lt;compIndex&gt;12&lt;/compIndex&gt;">
            <text:p><text:s text:c="4"/>&lt;compIndex&gt;12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147] &amp;&quot;&gt;&quot; &amp; INDIRECT(&quot;D&quot;&amp;[.D145]) &amp; &quot;&lt;/&quot; &amp; [.D147] &amp; &quot;&gt;&quot;" office:value-type="string" office:string-value="    &lt;compIden&gt;RN3&lt;/compIden&gt;">
            <text:p><text:s text:c="4"/>&lt;compIden&gt;RN3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148] &amp;&quot;&gt;&quot; &amp; INDIRECT(&quot;E&quot;&amp;[.D145]) &amp; &quot;&lt;/&quot; &amp; [.D148] &amp; &quot;&gt;&quot;" office:value-type="string" office:string-value="    &lt;compID&gt;RESA-1268-X-O220X4-01&lt;/compID&gt;">
            <text:p><text:s text:c="4"/>&lt;compID&gt;RESA-1268-X-O220X4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149] &amp;&quot;&gt;&quot; &amp;  &quot;&lt;/&quot; &amp; [.D149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150] &amp;&quot;&gt;&quot; &amp;  &quot;&lt;/&quot; &amp; [.D150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145]+1" office:value-type="float" office:value="24">
            <text:p>24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153] &amp;&quot;&gt;&quot; &amp; INDIRECT(&quot;C&quot;&amp;[.D152]) &amp; &quot;&lt;/&quot; &amp; [.D153] &amp; &quot;&gt;&quot;" office:value-type="string" office:string-value="    &lt;compIndex&gt;13&lt;/compIndex&gt;">
            <text:p><text:s text:c="4"/>&lt;compIndex&gt;13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154] &amp;&quot;&gt;&quot; &amp; INDIRECT(&quot;D&quot;&amp;[.D152]) &amp; &quot;&lt;/&quot; &amp; [.D154] &amp; &quot;&gt;&quot;" office:value-type="string" office:string-value="    &lt;compIden&gt;RN4&lt;/compIden&gt;">
            <text:p><text:s text:c="4"/>&lt;compIden&gt;RN4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155] &amp;&quot;&gt;&quot; &amp; INDIRECT(&quot;E&quot;&amp;[.D152]) &amp; &quot;&lt;/&quot; &amp; [.D155] &amp; &quot;&gt;&quot;" office:value-type="string" office:string-value="    &lt;compID&gt;RESA-1268-X-O102X4-01&lt;/compID&gt;">
            <text:p><text:s text:c="4"/>&lt;compID&gt;RESA-1268-X-O102X4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156] &amp;&quot;&gt;&quot; &amp;  &quot;&lt;/&quot; &amp; [.D156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157] &amp;&quot;&gt;&quot; &amp;  &quot;&lt;/&quot; &amp; [.D157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152]+1" office:value-type="float" office:value="25">
            <text:p>25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160] &amp;&quot;&gt;&quot; &amp; INDIRECT(&quot;C&quot;&amp;[.D159]) &amp; &quot;&lt;/&quot; &amp; [.D160] &amp; &quot;&gt;&quot;" office:value-type="string" office:string-value="    &lt;compIndex&gt;14&lt;/compIndex&gt;">
            <text:p><text:s text:c="4"/>&lt;compIndex&gt;14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161] &amp;&quot;&gt;&quot; &amp; INDIRECT(&quot;D&quot;&amp;[.D159]) &amp; &quot;&lt;/&quot; &amp; [.D161] &amp; &quot;&gt;&quot;" office:value-type="string" office:string-value="    &lt;compIden&gt;RX&lt;/compIden&gt;">
            <text:p><text:s text:c="4"/>&lt;compIden&gt;RX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162] &amp;&quot;&gt;&quot; &amp; INDIRECT(&quot;E&quot;&amp;[.D159]) &amp; &quot;&lt;/&quot; &amp; [.D162] &amp; &quot;&gt;&quot;" office:value-type="string" office:string-value="    &lt;compID&gt;LEDS-0805-Y-STAN-01&lt;/compID&gt;">
            <text:p><text:s text:c="4"/>&lt;compID&gt;LEDS-0805-Y-STAN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163] &amp;&quot;&gt;&quot; &amp;  &quot;&lt;/&quot; &amp; [.D163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164] &amp;&quot;&gt;&quot; &amp;  &quot;&lt;/&quot; &amp; [.D164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159]+1" office:value-type="float" office:value="26">
            <text:p>26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167] &amp;&quot;&gt;&quot; &amp; INDIRECT(&quot;C&quot;&amp;[.D166]) &amp; &quot;&lt;/&quot; &amp; [.D167] &amp; &quot;&gt;&quot;" office:value-type="string" office:string-value="    &lt;compIndex&gt;15&lt;/compIndex&gt;">
            <text:p><text:s text:c="4"/>&lt;compIndex&gt;15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168] &amp;&quot;&gt;&quot; &amp; INDIRECT(&quot;D&quot;&amp;[.D166]) &amp; &quot;&lt;/&quot; &amp; [.D168] &amp; &quot;&gt;&quot;" office:value-type="string" office:string-value="    &lt;compIden&gt;T1&lt;/compIden&gt;">
            <text:p><text:s text:c="4"/>&lt;compIden&gt;T1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169] &amp;&quot;&gt;&quot; &amp; INDIRECT(&quot;E&quot;&amp;[.D166]) &amp; &quot;&lt;/&quot; &amp; [.D169] &amp; &quot;&gt;&quot;" office:value-type="string" office:string-value="    &lt;compID&gt;MOSP-SO23-X-A02-01&lt;/compID&gt;">
            <text:p><text:s text:c="4"/>&lt;compID&gt;MOSP-SO23-X-A02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170] &amp;&quot;&gt;&quot; &amp;  &quot;&lt;/&quot; &amp; [.D170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171] &amp;&quot;&gt;&quot; &amp;  &quot;&lt;/&quot; &amp; [.D171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166]+1" office:value-type="float" office:value="27">
            <text:p>27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174] &amp;&quot;&gt;&quot; &amp; INDIRECT(&quot;C&quot;&amp;[.D173]) &amp; &quot;&lt;/&quot; &amp; [.D174] &amp; &quot;&gt;&quot;" office:value-type="string" office:string-value="    &lt;compIndex&gt;16&lt;/compIndex&gt;">
            <text:p><text:s text:c="4"/>&lt;compIndex&gt;16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175] &amp;&quot;&gt;&quot; &amp; INDIRECT(&quot;D&quot;&amp;[.D173]) &amp; &quot;&lt;/&quot; &amp; [.D175] &amp; &quot;&gt;&quot;" office:value-type="string" office:string-value="    &lt;compIden&gt;TX&lt;/compIden&gt;">
            <text:p><text:s text:c="4"/>&lt;compIden&gt;TX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176] &amp;&quot;&gt;&quot; &amp; INDIRECT(&quot;E&quot;&amp;[.D173]) &amp; &quot;&lt;/&quot; &amp; [.D176] &amp; &quot;&gt;&quot;" office:value-type="string" office:string-value="    &lt;compID&gt;LEDS-0805-Y-STAN-01&lt;/compID&gt;">
            <text:p><text:s text:c="4"/>&lt;compID&gt;LEDS-0805-Y-STAN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177] &amp;&quot;&gt;&quot; &amp;  &quot;&lt;/&quot; &amp; [.D177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178] &amp;&quot;&gt;&quot; &amp;  &quot;&lt;/&quot; &amp; [.D178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173]+1" office:value-type="float" office:value="28">
            <text:p>28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181] &amp;&quot;&gt;&quot; &amp; INDIRECT(&quot;C&quot;&amp;[.D180]) &amp; &quot;&lt;/&quot; &amp; [.D181] &amp; &quot;&gt;&quot;" office:value-type="string" office:string-value="    &lt;compIndex&gt;17&lt;/compIndex&gt;">
            <text:p><text:s text:c="4"/>&lt;compIndex&gt;17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182] &amp;&quot;&gt;&quot; &amp; INDIRECT(&quot;D&quot;&amp;[.D180]) &amp; &quot;&lt;/&quot; &amp; [.D182] &amp; &quot;&gt;&quot;" office:value-type="string" office:string-value="    &lt;compIden&gt;U2&lt;/compIden&gt;">
            <text:p><text:s text:c="4"/>&lt;compIden&gt;U2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183] &amp;&quot;&gt;&quot; &amp; INDIRECT(&quot;E&quot;&amp;[.D180]) &amp; &quot;&lt;/&quot; &amp; [.D183] &amp; &quot;&gt;&quot;" office:value-type="string" office:string-value="    &lt;compID&gt;VREG-SO235-X-V33D-AC&lt;/compID&gt;">
            <text:p><text:s text:c="4"/>&lt;compID&gt;VREG-SO235-X-V33D-AC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184] &amp;&quot;&gt;&quot; &amp;  &quot;&lt;/&quot; &amp; [.D184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185] &amp;&quot;&gt;&quot; &amp;  &quot;&lt;/&quot; &amp; [.D185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180]+1" office:value-type="float" office:value="29">
            <text:p>29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188] &amp;&quot;&gt;&quot; &amp; INDIRECT(&quot;C&quot;&amp;[.D187]) &amp; &quot;&lt;/&quot; &amp; [.D188] &amp; &quot;&gt;&quot;" office:value-type="string" office:string-value="    &lt;compIndex&gt;18&lt;/compIndex&gt;">
            <text:p><text:s text:c="4"/>&lt;compIndex&gt;18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189] &amp;&quot;&gt;&quot; &amp; INDIRECT(&quot;D&quot;&amp;[.D187]) &amp; &quot;&lt;/&quot; &amp; [.D189] &amp; &quot;&gt;&quot;" office:value-type="string" office:string-value="    &lt;compIden&gt;U3&lt;/compIden&gt;">
            <text:p><text:s text:c="4"/>&lt;compIden&gt;U3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190] &amp;&quot;&gt;&quot; &amp; INDIRECT(&quot;E&quot;&amp;[.D187]) &amp; &quot;&lt;/&quot; &amp; [.D190] &amp; &quot;&gt;&quot;" office:value-type="string" office:string-value="    &lt;compID&gt;ICIC-QFN32-X-K16U2-01&lt;/compID&gt;">
            <text:p><text:s text:c="4"/>&lt;compID&gt;ICIC-QFN32-X-K16U2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191] &amp;&quot;&gt;&quot; &amp;  &quot;&lt;/&quot; &amp; [.D191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192] &amp;&quot;&gt;&quot; &amp;  &quot;&lt;/&quot; &amp; [.D192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187]+1" office:value-type="float" office:value="30">
            <text:p>30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195] &amp;&quot;&gt;&quot; &amp; INDIRECT(&quot;C&quot;&amp;[.D194]) &amp; &quot;&lt;/&quot; &amp; [.D195] &amp; &quot;&gt;&quot;" office:value-type="string" office:string-value="    &lt;compIndex&gt;19&lt;/compIndex&gt;">
            <text:p><text:s text:c="4"/>&lt;compIndex&gt;19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196] &amp;&quot;&gt;&quot; &amp; INDIRECT(&quot;D&quot;&amp;[.D194]) &amp; &quot;&lt;/&quot; &amp; [.D196] &amp; &quot;&gt;&quot;" office:value-type="string" office:string-value="    &lt;compIden&gt;U5&lt;/compIden&gt;">
            <text:p><text:s text:c="4"/>&lt;compIden&gt;U5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197] &amp;&quot;&gt;&quot; &amp; INDIRECT(&quot;E&quot;&amp;[.D194]) &amp; &quot;&lt;/&quot; &amp; [.D197] &amp; &quot;&gt;&quot;" office:value-type="string" office:string-value="    &lt;compID&gt;OPAM-MS08-X-KLMV358-01&lt;/compID&gt;">
            <text:p><text:s text:c="4"/>&lt;compID&gt;OPAM-MS08-X-KLMV358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198] &amp;&quot;&gt;&quot; &amp;  &quot;&lt;/&quot; &amp; [.D198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199] &amp;&quot;&gt;&quot; &amp;  &quot;&lt;/&quot; &amp; [.D199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194]+1" office:value-type="float" office:value="31">
            <text:p>31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202] &amp;&quot;&gt;&quot; &amp; INDIRECT(&quot;C&quot;&amp;[.D201]) &amp; &quot;&lt;/&quot; &amp; [.D202] &amp; &quot;&gt;&quot;" office:value-type="string" office:string-value="    &lt;compIndex&gt;20&lt;/compIndex&gt;">
            <text:p><text:s text:c="4"/>&lt;compIndex&gt;20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203] &amp;&quot;&gt;&quot; &amp; INDIRECT(&quot;D&quot;&amp;[.D201]) &amp; &quot;&lt;/&quot; &amp; [.D203] &amp; &quot;&gt;&quot;" office:value-type="string" office:string-value="    &lt;compIden&gt;X2&lt;/compIden&gt;">
            <text:p><text:s text:c="4"/>&lt;compIden&gt;X2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204] &amp;&quot;&gt;&quot; &amp; INDIRECT(&quot;E&quot;&amp;[.D201]) &amp; &quot;&lt;/&quot; &amp; [.D204] &amp; &quot;&gt;&quot;" office:value-type="string" office:string-value="    &lt;compID&gt;USBS-TB-X-THTH-01&lt;/compID&gt;">
            <text:p><text:s text:c="4"/>&lt;compID&gt;USBS-TB-X-THTH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205] &amp;&quot;&gt;&quot; &amp;  &quot;&lt;/&quot; &amp; [.D205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206] &amp;&quot;&gt;&quot; &amp;  &quot;&lt;/&quot; &amp; [.D206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201]+1" office:value-type="float" office:value="32">
            <text:p>32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209] &amp;&quot;&gt;&quot; &amp; INDIRECT(&quot;C&quot;&amp;[.D208]) &amp; &quot;&lt;/&quot; &amp; [.D209] &amp; &quot;&gt;&quot;" office:value-type="string" office:string-value="    &lt;compIndex&gt;21&lt;/compIndex&gt;">
            <text:p><text:s text:c="4"/>&lt;compIndex&gt;21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210] &amp;&quot;&gt;&quot; &amp; INDIRECT(&quot;D&quot;&amp;[.D208]) &amp; &quot;&lt;/&quot; &amp; [.D210] &amp; &quot;&gt;&quot;" office:value-type="string" office:string-value="    &lt;compIden&gt;Y2&lt;/compIden&gt;">
            <text:p><text:s text:c="4"/>&lt;compIden&gt;Y2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211] &amp;&quot;&gt;&quot; &amp; INDIRECT(&quot;E&quot;&amp;[.D208]) &amp; &quot;&lt;/&quot; &amp; [.D211] &amp; &quot;&gt;&quot;" office:value-type="string" office:string-value="    &lt;compID&gt;CERE-1263-X-MZ16-01&lt;/compID&gt;">
            <text:p><text:s text:c="4"/>&lt;compID&gt;CERE-1263-X-MZ16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212] &amp;&quot;&gt;&quot; &amp;  &quot;&lt;/&quot; &amp; [.D212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213] &amp;&quot;&gt;&quot; &amp;  &quot;&lt;/&quot; &amp; [.D213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208]+1" office:value-type="float" office:value="33">
            <text:p>33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216] &amp;&quot;&gt;&quot; &amp; INDIRECT(&quot;C&quot;&amp;[.D215]) &amp; &quot;&lt;/&quot; &amp; [.D216] &amp; &quot;&gt;&quot;" office:value-type="string" office:string-value="    &lt;compIndex&gt;22&lt;/compIndex&gt;">
            <text:p><text:s text:c="4"/>&lt;compIndex&gt;22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217] &amp;&quot;&gt;&quot; &amp; INDIRECT(&quot;D&quot;&amp;[.D215]) &amp; &quot;&lt;/&quot; &amp; [.D217] &amp; &quot;&gt;&quot;" office:value-type="string" office:string-value="    &lt;compIden&gt;Z1&lt;/compIden&gt;">
            <text:p><text:s text:c="4"/>&lt;compIden&gt;Z1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218] &amp;&quot;&gt;&quot; &amp; INDIRECT(&quot;E&quot;&amp;[.D215]) &amp; &quot;&lt;/&quot; &amp; [.D218] &amp; &quot;&gt;&quot;" office:value-type="string" office:string-value="    &lt;compID&gt;VARI-0603-X-V05-01&lt;/compID&gt;">
            <text:p><text:s text:c="4"/>&lt;compID&gt;VARI-0603-X-V05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219] &amp;&quot;&gt;&quot; &amp;  &quot;&lt;/&quot; &amp; [.D219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220] &amp;&quot;&gt;&quot; &amp;  &quot;&lt;/&quot; &amp; [.D220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215]+1" office:value-type="float" office:value="34">
            <text:p>34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223] &amp;&quot;&gt;&quot; &amp; INDIRECT(&quot;C&quot;&amp;[.D222]) &amp; &quot;&lt;/&quot; &amp; [.D223] &amp; &quot;&gt;&quot;" office:value-type="string" office:string-value="    &lt;compIndex&gt;23&lt;/compIndex&gt;">
            <text:p><text:s text:c="4"/>&lt;compIndex&gt;23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224] &amp;&quot;&gt;&quot; &amp; INDIRECT(&quot;D&quot;&amp;[.D222]) &amp; &quot;&lt;/&quot; &amp; [.D224] &amp; &quot;&gt;&quot;" office:value-type="string" office:string-value="    &lt;compIden&gt;Z2&lt;/compIden&gt;">
            <text:p><text:s text:c="4"/>&lt;compIden&gt;Z2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225] &amp;&quot;&gt;&quot; &amp; INDIRECT(&quot;E&quot;&amp;[.D222]) &amp; &quot;&lt;/&quot; &amp; [.D225] &amp; &quot;&gt;&quot;" office:value-type="string" office:string-value="    &lt;compID&gt;VARI-0603-X-V05-01&lt;/compID&gt;">
            <text:p><text:s text:c="4"/>&lt;compID&gt;VARI-0603-X-V05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226] &amp;&quot;&gt;&quot; &amp;  &quot;&lt;/&quot; &amp; [.D226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227] &amp;&quot;&gt;&quot; &amp;  &quot;&lt;/&quot; &amp; [.D227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222]+1" office:value-type="float" office:value="35">
            <text:p>35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230] &amp;&quot;&gt;&quot; &amp; INDIRECT(&quot;C&quot;&amp;[.D229]) &amp; &quot;&lt;/&quot; &amp; [.D230] &amp; &quot;&gt;&quot;" office:value-type="string" office:string-value="    &lt;compIndex&gt;24&lt;/compIndex&gt;">
            <text:p><text:s text:c="4"/>&lt;compIndex&gt;24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231] &amp;&quot;&gt;&quot; &amp; INDIRECT(&quot;D&quot;&amp;[.D229]) &amp; &quot;&lt;/&quot; &amp; [.D231] &amp; &quot;&gt;&quot;" office:value-type="string" office:string-value="    &lt;compIden&gt;PC1&lt;/compIden&gt;">
            <text:p><text:s text:c="4"/>&lt;compIden&gt;PC1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232] &amp;&quot;&gt;&quot; &amp; INDIRECT(&quot;E&quot;&amp;[.D229]) &amp; &quot;&lt;/&quot; &amp; [.D232] &amp; &quot;&gt;&quot;" office:value-type="string" office:string-value="    &lt;compID&gt;CAPE-S63D-X-UF47-VA&lt;/compID&gt;">
            <text:p><text:s text:c="4"/>&lt;compID&gt;CAPE-S63D-X-UF47-VA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233] &amp;&quot;&gt;&quot; &amp;  &quot;&lt;/&quot; &amp; [.D233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234] &amp;&quot;&gt;&quot; &amp;  &quot;&lt;/&quot; &amp; [.D234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229]+1" office:value-type="float" office:value="36">
            <text:p>36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237] &amp;&quot;&gt;&quot; &amp; INDIRECT(&quot;C&quot;&amp;[.D236]) &amp; &quot;&lt;/&quot; &amp; [.D237] &amp; &quot;&gt;&quot;" office:value-type="string" office:string-value="    &lt;compIndex&gt;25&lt;/compIndex&gt;">
            <text:p><text:s text:c="4"/>&lt;compIndex&gt;25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238] &amp;&quot;&gt;&quot; &amp; INDIRECT(&quot;D&quot;&amp;[.D236]) &amp; &quot;&lt;/&quot; &amp; [.D238] &amp; &quot;&gt;&quot;" office:value-type="string" office:string-value="    &lt;compIden&gt;PC2&lt;/compIden&gt;">
            <text:p><text:s text:c="4"/>&lt;compIden&gt;PC2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239] &amp;&quot;&gt;&quot; &amp; INDIRECT(&quot;E&quot;&amp;[.D236]) &amp; &quot;&lt;/&quot; &amp; [.D239] &amp; &quot;&gt;&quot;" office:value-type="string" office:string-value="    &lt;compID&gt;CAPE-S63D-X-UF47-VA&lt;/compID&gt;">
            <text:p><text:s text:c="4"/>&lt;compID&gt;CAPE-S63D-X-UF47-VA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240] &amp;&quot;&gt;&quot; &amp;  &quot;&lt;/&quot; &amp; [.D240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241] &amp;&quot;&gt;&quot; &amp;  &quot;&lt;/&quot; &amp; [.D241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236]+1" office:value-type="float" office:value="37">
            <text:p>37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244] &amp;&quot;&gt;&quot; &amp; INDIRECT(&quot;C&quot;&amp;[.D243]) &amp; &quot;&lt;/&quot; &amp; [.D244] &amp; &quot;&gt;&quot;" office:value-type="string" office:string-value="    &lt;compIndex&gt;26&lt;/compIndex&gt;">
            <text:p><text:s text:c="4"/>&lt;compIndex&gt;26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245] &amp;&quot;&gt;&quot; &amp; INDIRECT(&quot;D&quot;&amp;[.D243]) &amp; &quot;&lt;/&quot; &amp; [.D245] &amp; &quot;&gt;&quot;" office:value-type="string" office:string-value="    &lt;compIden&gt;RESET&lt;/compIden&gt;">
            <text:p><text:s text:c="4"/>&lt;compIden&gt;RESET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246] &amp;&quot;&gt;&quot; &amp; INDIRECT(&quot;E&quot;&amp;[.D243]) &amp; &quot;&lt;/&quot; &amp; [.D246] &amp; &quot;&gt;&quot;" office:value-type="string" office:string-value="    &lt;compID&gt;BUTA-06-X-SMDS-01&lt;/compID&gt;">
            <text:p><text:s text:c="4"/>&lt;compID&gt;BUTA-06-X-SMDS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247] &amp;&quot;&gt;&quot; &amp;  &quot;&lt;/&quot; &amp; [.D247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248] &amp;&quot;&gt;&quot; &amp;  &quot;&lt;/&quot; &amp; [.D248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243]+1" office:value-type="float" office:value="38">
            <text:p>38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251] &amp;&quot;&gt;&quot; &amp; INDIRECT(&quot;C&quot;&amp;[.D250]) &amp; &quot;&lt;/&quot; &amp; [.D251] &amp; &quot;&gt;&quot;" office:value-type="string" office:string-value="    &lt;compIndex&gt;27&lt;/compIndex&gt;">
            <text:p><text:s text:c="4"/>&lt;compIndex&gt;27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252] &amp;&quot;&gt;&quot; &amp; INDIRECT(&quot;D&quot;&amp;[.D250]) &amp; &quot;&lt;/&quot; &amp; [.D252] &amp; &quot;&gt;&quot;" office:value-type="string" office:string-value="    &lt;compIden&gt;AD&lt;/compIden&gt;">
            <text:p><text:s text:c="4"/>&lt;compIden&gt;AD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253] &amp;&quot;&gt;&quot; &amp; INDIRECT(&quot;E&quot;&amp;[.D250]) &amp; &quot;&lt;/&quot; &amp; [.D253] &amp; &quot;&gt;&quot;" office:value-type="string" office:string-value="    &lt;compID&gt;HEAF-I01-X-06PI-01&lt;/compID&gt;">
            <text:p><text:s text:c="4"/>&lt;compID&gt;HEAF-I01-X-06PI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254] &amp;&quot;&gt;&quot; &amp;  &quot;&lt;/&quot; &amp; [.D254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255] &amp;&quot;&gt;&quot; &amp;  &quot;&lt;/&quot; &amp; [.D255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250]+1" office:value-type="float" office:value="39">
            <text:p>39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258] &amp;&quot;&gt;&quot; &amp; INDIRECT(&quot;C&quot;&amp;[.D257]) &amp; &quot;&lt;/&quot; &amp; [.D258] &amp; &quot;&gt;&quot;" office:value-type="string" office:string-value="    &lt;compIndex&gt;28&lt;/compIndex&gt;">
            <text:p><text:s text:c="4"/>&lt;compIndex&gt;28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259] &amp;&quot;&gt;&quot; &amp; INDIRECT(&quot;D&quot;&amp;[.D257]) &amp; &quot;&lt;/&quot; &amp; [.D259] &amp; &quot;&gt;&quot;" office:value-type="string" office:string-value="    &lt;compIden&gt;C1&lt;/compIden&gt;">
            <text:p><text:s text:c="4"/>&lt;compIden&gt;C1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260] &amp;&quot;&gt;&quot; &amp; INDIRECT(&quot;E&quot;&amp;[.D257]) &amp; &quot;&lt;/&quot; &amp; [.D260] &amp; &quot;&gt;&quot;" office:value-type="string" office:string-value="    &lt;compID&gt;CAPC-0603-X-NF100-01&lt;/compID&gt;">
            <text:p><text:s text:c="4"/>&lt;compID&gt;CAPC-0603-X-NF100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261] &amp;&quot;&gt;&quot; &amp;  &quot;&lt;/&quot; &amp; [.D261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262] &amp;&quot;&gt;&quot; &amp;  &quot;&lt;/&quot; &amp; [.D262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257]+1" office:value-type="float" office:value="40">
            <text:p>40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265] &amp;&quot;&gt;&quot; &amp; INDIRECT(&quot;C&quot;&amp;[.D264]) &amp; &quot;&lt;/&quot; &amp; [.D265] &amp; &quot;&gt;&quot;" office:value-type="string" office:string-value="    &lt;compIndex&gt;29&lt;/compIndex&gt;">
            <text:p><text:s text:c="4"/>&lt;compIndex&gt;29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266] &amp;&quot;&gt;&quot; &amp; INDIRECT(&quot;D&quot;&amp;[.D264]) &amp; &quot;&lt;/&quot; &amp; [.D266] &amp; &quot;&gt;&quot;" office:value-type="string" office:string-value="    &lt;compIden&gt;C2&lt;/compIden&gt;">
            <text:p><text:s text:c="4"/>&lt;compIden&gt;C2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267] &amp;&quot;&gt;&quot; &amp; INDIRECT(&quot;E&quot;&amp;[.D264]) &amp; &quot;&lt;/&quot; &amp; [.D267] &amp; &quot;&gt;&quot;" office:value-type="string" office:string-value="    &lt;compID&gt;CAPC-0603-X-NF100-01&lt;/compID&gt;">
            <text:p><text:s text:c="4"/>&lt;compID&gt;CAPC-0603-X-NF100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268] &amp;&quot;&gt;&quot; &amp;  &quot;&lt;/&quot; &amp; [.D268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269] &amp;&quot;&gt;&quot; &amp;  &quot;&lt;/&quot; &amp; [.D269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264]+1" office:value-type="float" office:value="41">
            <text:p>41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272] &amp;&quot;&gt;&quot; &amp; INDIRECT(&quot;C&quot;&amp;[.D271]) &amp; &quot;&lt;/&quot; &amp; [.D272] &amp; &quot;&gt;&quot;" office:value-type="string" office:string-value="    &lt;compIndex&gt;30&lt;/compIndex&gt;">
            <text:p><text:s text:c="4"/>&lt;compIndex&gt;30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273] &amp;&quot;&gt;&quot; &amp; INDIRECT(&quot;D&quot;&amp;[.D271]) &amp; &quot;&lt;/&quot; &amp; [.D273] &amp; &quot;&gt;&quot;" office:value-type="string" office:string-value="    &lt;compIden&gt;C3&lt;/compIden&gt;">
            <text:p><text:s text:c="4"/>&lt;compIden&gt;C3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274] &amp;&quot;&gt;&quot; &amp; INDIRECT(&quot;E&quot;&amp;[.D271]) &amp; &quot;&lt;/&quot; &amp; [.D274] &amp; &quot;&gt;&quot;" office:value-type="string" office:string-value="    &lt;compID&gt;CAPC-0603-X-UF1-01&lt;/compID&gt;">
            <text:p><text:s text:c="4"/>&lt;compID&gt;CAPC-0603-X-UF1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275] &amp;&quot;&gt;&quot; &amp;  &quot;&lt;/&quot; &amp; [.D275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276] &amp;&quot;&gt;&quot; &amp;  &quot;&lt;/&quot; &amp; [.D276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271]+1" office:value-type="float" office:value="42">
            <text:p>42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279] &amp;&quot;&gt;&quot; &amp; INDIRECT(&quot;C&quot;&amp;[.D278]) &amp; &quot;&lt;/&quot; &amp; [.D279] &amp; &quot;&gt;&quot;" office:value-type="string" office:string-value="    &lt;compIndex&gt;31&lt;/compIndex&gt;">
            <text:p><text:s text:c="4"/>&lt;compIndex&gt;31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280] &amp;&quot;&gt;&quot; &amp; INDIRECT(&quot;D&quot;&amp;[.D278]) &amp; &quot;&lt;/&quot; &amp; [.D280] &amp; &quot;&gt;&quot;" office:value-type="string" office:string-value="    &lt;compIden&gt;C4&lt;/compIden&gt;">
            <text:p><text:s text:c="4"/>&lt;compIden&gt;C4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281] &amp;&quot;&gt;&quot; &amp; INDIRECT(&quot;E&quot;&amp;[.D278]) &amp; &quot;&lt;/&quot; &amp; [.D281] &amp; &quot;&gt;&quot;" office:value-type="string" office:string-value="    &lt;compID&gt;CAPC-0603-X-NF100-01&lt;/compID&gt;">
            <text:p><text:s text:c="4"/>&lt;compID&gt;CAPC-0603-X-NF100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282] &amp;&quot;&gt;&quot; &amp;  &quot;&lt;/&quot; &amp; [.D282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283] &amp;&quot;&gt;&quot; &amp;  &quot;&lt;/&quot; &amp; [.D283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278]+1" office:value-type="float" office:value="43">
            <text:p>43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286] &amp;&quot;&gt;&quot; &amp; INDIRECT(&quot;C&quot;&amp;[.D285]) &amp; &quot;&lt;/&quot; &amp; [.D286] &amp; &quot;&gt;&quot;" office:value-type="string" office:string-value="    &lt;compIndex&gt;32&lt;/compIndex&gt;">
            <text:p><text:s text:c="4"/>&lt;compIndex&gt;32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287] &amp;&quot;&gt;&quot; &amp; INDIRECT(&quot;D&quot;&amp;[.D285]) &amp; &quot;&lt;/&quot; &amp; [.D287] &amp; &quot;&gt;&quot;" office:value-type="string" office:string-value="    &lt;compIden&gt;C5&lt;/compIden&gt;">
            <text:p><text:s text:c="4"/>&lt;compIden&gt;C5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288] &amp;&quot;&gt;&quot; &amp; INDIRECT(&quot;E&quot;&amp;[.D285]) &amp; &quot;&lt;/&quot; &amp; [.D288] &amp; &quot;&gt;&quot;" office:value-type="string" office:string-value="    &lt;compID&gt;CAPC-0603-X-NF100-01&lt;/compID&gt;">
            <text:p><text:s text:c="4"/>&lt;compID&gt;CAPC-0603-X-NF100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289] &amp;&quot;&gt;&quot; &amp;  &quot;&lt;/&quot; &amp; [.D289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290] &amp;&quot;&gt;&quot; &amp;  &quot;&lt;/&quot; &amp; [.D290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285]+1" office:value-type="float" office:value="44">
            <text:p>44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293] &amp;&quot;&gt;&quot; &amp; INDIRECT(&quot;C&quot;&amp;[.D292]) &amp; &quot;&lt;/&quot; &amp; [.D293] &amp; &quot;&gt;&quot;" office:value-type="string" office:string-value="    &lt;compIndex&gt;33&lt;/compIndex&gt;">
            <text:p><text:s text:c="4"/>&lt;compIndex&gt;33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294] &amp;&quot;&gt;&quot; &amp; INDIRECT(&quot;D&quot;&amp;[.D292]) &amp; &quot;&lt;/&quot; &amp; [.D294] &amp; &quot;&gt;&quot;" office:value-type="string" office:string-value="    &lt;compIden&gt;C6&lt;/compIden&gt;">
            <text:p><text:s text:c="4"/>&lt;compIden&gt;C6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295] &amp;&quot;&gt;&quot; &amp; INDIRECT(&quot;E&quot;&amp;[.D292]) &amp; &quot;&lt;/&quot; &amp; [.D295] &amp; &quot;&gt;&quot;" office:value-type="string" office:string-value="    &lt;compID&gt;CAPC-0603-X-NF100-01&lt;/compID&gt;">
            <text:p><text:s text:c="4"/>&lt;compID&gt;CAPC-0603-X-NF100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296] &amp;&quot;&gt;&quot; &amp;  &quot;&lt;/&quot; &amp; [.D296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297] &amp;&quot;&gt;&quot; &amp;  &quot;&lt;/&quot; &amp; [.D297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292]+1" office:value-type="float" office:value="45">
            <text:p>45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300] &amp;&quot;&gt;&quot; &amp; INDIRECT(&quot;C&quot;&amp;[.D299]) &amp; &quot;&lt;/&quot; &amp; [.D300] &amp; &quot;&gt;&quot;" office:value-type="string" office:string-value="    &lt;compIndex&gt;34&lt;/compIndex&gt;">
            <text:p><text:s text:c="4"/>&lt;compIndex&gt;34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301] &amp;&quot;&gt;&quot; &amp; INDIRECT(&quot;D&quot;&amp;[.D299]) &amp; &quot;&lt;/&quot; &amp; [.D301] &amp; &quot;&gt;&quot;" office:value-type="string" office:string-value="    &lt;compIden&gt;C7&lt;/compIden&gt;">
            <text:p><text:s text:c="4"/>&lt;compIden&gt;C7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302] &amp;&quot;&gt;&quot; &amp; INDIRECT(&quot;E&quot;&amp;[.D299]) &amp; &quot;&lt;/&quot; &amp; [.D302] &amp; &quot;&gt;&quot;" office:value-type="string" office:string-value="    &lt;compID&gt;CAPC-0603-X-NF100-01&lt;/compID&gt;">
            <text:p><text:s text:c="4"/>&lt;compID&gt;CAPC-0603-X-NF100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303] &amp;&quot;&gt;&quot; &amp;  &quot;&lt;/&quot; &amp; [.D303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304] &amp;&quot;&gt;&quot; &amp;  &quot;&lt;/&quot; &amp; [.D304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299]+1" office:value-type="float" office:value="46">
            <text:p>46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307] &amp;&quot;&gt;&quot; &amp; INDIRECT(&quot;C&quot;&amp;[.D306]) &amp; &quot;&lt;/&quot; &amp; [.D307] &amp; &quot;&gt;&quot;" office:value-type="string" office:string-value="    &lt;compIndex&gt;35&lt;/compIndex&gt;">
            <text:p><text:s text:c="4"/>&lt;compIndex&gt;35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308] &amp;&quot;&gt;&quot; &amp; INDIRECT(&quot;D&quot;&amp;[.D306]) &amp; &quot;&lt;/&quot; &amp; [.D308] &amp; &quot;&gt;&quot;" office:value-type="string" office:string-value="    &lt;compIden&gt;C8&lt;/compIden&gt;">
            <text:p><text:s text:c="4"/>&lt;compIden&gt;C8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309] &amp;&quot;&gt;&quot; &amp; INDIRECT(&quot;E&quot;&amp;[.D306]) &amp; &quot;&lt;/&quot; &amp; [.D309] &amp; &quot;&gt;&quot;" office:value-type="string" office:string-value="    &lt;compID&gt;CAPC-0603-X-UF1-01&lt;/compID&gt;">
            <text:p><text:s text:c="4"/>&lt;compID&gt;CAPC-0603-X-UF1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310] &amp;&quot;&gt;&quot; &amp;  &quot;&lt;/&quot; &amp; [.D310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311] &amp;&quot;&gt;&quot; &amp;  &quot;&lt;/&quot; &amp; [.D311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306]+1" office:value-type="float" office:value="47">
            <text:p>47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314] &amp;&quot;&gt;&quot; &amp; INDIRECT(&quot;C&quot;&amp;[.D313]) &amp; &quot;&lt;/&quot; &amp; [.D314] &amp; &quot;&gt;&quot;" office:value-type="string" office:string-value="    &lt;compIndex&gt;36&lt;/compIndex&gt;">
            <text:p><text:s text:c="4"/>&lt;compIndex&gt;36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315] &amp;&quot;&gt;&quot; &amp; INDIRECT(&quot;D&quot;&amp;[.D313]) &amp; &quot;&lt;/&quot; &amp; [.D315] &amp; &quot;&gt;&quot;" office:value-type="string" office:string-value="    &lt;compIden&gt;C9&lt;/compIden&gt;">
            <text:p><text:s text:c="4"/>&lt;compIden&gt;C9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316] &amp;&quot;&gt;&quot; &amp; INDIRECT(&quot;E&quot;&amp;[.D313]) &amp; &quot;&lt;/&quot; &amp; [.D316] &amp; &quot;&gt;&quot;" office:value-type="string" office:string-value="    &lt;compID&gt;CAPC-0603-X-PF22-01&lt;/compID&gt;">
            <text:p><text:s text:c="4"/>&lt;compID&gt;CAPC-0603-X-PF22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317] &amp;&quot;&gt;&quot; &amp;  &quot;&lt;/&quot; &amp; [.D317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318] &amp;&quot;&gt;&quot; &amp;  &quot;&lt;/&quot; &amp; [.D318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313]+1" office:value-type="float" office:value="48">
            <text:p>48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321] &amp;&quot;&gt;&quot; &amp; INDIRECT(&quot;C&quot;&amp;[.D320]) &amp; &quot;&lt;/&quot; &amp; [.D321] &amp; &quot;&gt;&quot;" office:value-type="string" office:string-value="    &lt;compIndex&gt;37&lt;/compIndex&gt;">
            <text:p><text:s text:c="4"/>&lt;compIndex&gt;37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322] &amp;&quot;&gt;&quot; &amp; INDIRECT(&quot;D&quot;&amp;[.D320]) &amp; &quot;&lt;/&quot; &amp; [.D322] &amp; &quot;&gt;&quot;" office:value-type="string" office:string-value="    &lt;compIden&gt;C11&lt;/compIden&gt;">
            <text:p><text:s text:c="4"/>&lt;compIden&gt;C11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323] &amp;&quot;&gt;&quot; &amp; INDIRECT(&quot;E&quot;&amp;[.D320]) &amp; &quot;&lt;/&quot; &amp; [.D323] &amp; &quot;&gt;&quot;" office:value-type="string" office:string-value="    &lt;compID&gt;CAPC-0603-X-PF22-01&lt;/compID&gt;">
            <text:p><text:s text:c="4"/>&lt;compID&gt;CAPC-0603-X-PF22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324] &amp;&quot;&gt;&quot; &amp;  &quot;&lt;/&quot; &amp; [.D324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325] &amp;&quot;&gt;&quot; &amp;  &quot;&lt;/&quot; &amp; [.D325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320]+1" office:value-type="float" office:value="49">
            <text:p>49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328] &amp;&quot;&gt;&quot; &amp; INDIRECT(&quot;C&quot;&amp;[.D327]) &amp; &quot;&lt;/&quot; &amp; [.D328] &amp; &quot;&gt;&quot;" office:value-type="string" office:string-value="    &lt;compIndex&gt;38&lt;/compIndex&gt;">
            <text:p><text:s text:c="4"/>&lt;compIndex&gt;38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329] &amp;&quot;&gt;&quot; &amp; INDIRECT(&quot;D&quot;&amp;[.D327]) &amp; &quot;&lt;/&quot; &amp; [.D329] &amp; &quot;&gt;&quot;" office:value-type="string" office:string-value="    &lt;compIden&gt;F1&lt;/compIden&gt;">
            <text:p><text:s text:c="4"/>&lt;compIden&gt;F1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330] &amp;&quot;&gt;&quot; &amp; INDIRECT(&quot;E&quot;&amp;[.D327]) &amp; &quot;&lt;/&quot; &amp; [.D330] &amp; &quot;&gt;&quot;" office:value-type="string" office:string-value="    &lt;compID&gt;REFU-1812-X-A05D-01&lt;/compID&gt;">
            <text:p><text:s text:c="4"/>&lt;compID&gt;REFU-1812-X-A05D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331] &amp;&quot;&gt;&quot; &amp;  &quot;&lt;/&quot; &amp; [.D331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332] &amp;&quot;&gt;&quot; &amp;  &quot;&lt;/&quot; &amp; [.D332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327]+1" office:value-type="float" office:value="50">
            <text:p>50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335] &amp;&quot;&gt;&quot; &amp; INDIRECT(&quot;C&quot;&amp;[.D334]) &amp; &quot;&lt;/&quot; &amp; [.D335] &amp; &quot;&gt;&quot;" office:value-type="string" office:string-value="    &lt;compIndex&gt;39&lt;/compIndex&gt;">
            <text:p><text:s text:c="4"/>&lt;compIndex&gt;39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336] &amp;&quot;&gt;&quot; &amp; INDIRECT(&quot;D&quot;&amp;[.D334]) &amp; &quot;&lt;/&quot; &amp; [.D336] &amp; &quot;&gt;&quot;" office:value-type="string" office:string-value="    &lt;compIden&gt;ICSP&lt;/compIden&gt;">
            <text:p><text:s text:c="4"/>&lt;compIden&gt;ICSP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337] &amp;&quot;&gt;&quot; &amp; INDIRECT(&quot;E&quot;&amp;[.D334]) &amp; &quot;&lt;/&quot; &amp; [.D337] &amp; &quot;&gt;&quot;" office:value-type="string" office:string-value="    &lt;compID&gt;HEAD-I01-X-2X03-01&lt;/compID&gt;">
            <text:p><text:s text:c="4"/>&lt;compID&gt;HEAD-I01-X-2X03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338] &amp;&quot;&gt;&quot; &amp;  &quot;&lt;/&quot; &amp; [.D338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339] &amp;&quot;&gt;&quot; &amp;  &quot;&lt;/&quot; &amp; [.D339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334]+1" office:value-type="float" office:value="51">
            <text:p>51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342] &amp;&quot;&gt;&quot; &amp; INDIRECT(&quot;C&quot;&amp;[.D341]) &amp; &quot;&lt;/&quot; &amp; [.D342] &amp; &quot;&gt;&quot;" office:value-type="string" office:string-value="    &lt;compIndex&gt;40&lt;/compIndex&gt;">
            <text:p><text:s text:c="4"/>&lt;compIndex&gt;40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343] &amp;&quot;&gt;&quot; &amp; INDIRECT(&quot;D&quot;&amp;[.D341]) &amp; &quot;&lt;/&quot; &amp; [.D343] &amp; &quot;&gt;&quot;" office:value-type="string" office:string-value="    &lt;compIden&gt;ICSP1&lt;/compIden&gt;">
            <text:p><text:s text:c="4"/>&lt;compIden&gt;ICSP1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344] &amp;&quot;&gt;&quot; &amp; INDIRECT(&quot;E&quot;&amp;[.D341]) &amp; &quot;&lt;/&quot; &amp; [.D344] &amp; &quot;&gt;&quot;" office:value-type="string" office:string-value="    &lt;compID&gt;HEAD-I01-X-2X03-01&lt;/compID&gt;">
            <text:p><text:s text:c="4"/>&lt;compID&gt;HEAD-I01-X-2X03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345] &amp;&quot;&gt;&quot; &amp;  &quot;&lt;/&quot; &amp; [.D345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346] &amp;&quot;&gt;&quot; &amp;  &quot;&lt;/&quot; &amp; [.D346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341]+1" office:value-type="float" office:value="52">
            <text:p>52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349] &amp;&quot;&gt;&quot; &amp; INDIRECT(&quot;C&quot;&amp;[.D348]) &amp; &quot;&lt;/&quot; &amp; [.D349] &amp; &quot;&gt;&quot;" office:value-type="string" office:string-value="    &lt;compIndex&gt;41&lt;/compIndex&gt;">
            <text:p><text:s text:c="4"/>&lt;compIndex&gt;41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350] &amp;&quot;&gt;&quot; &amp; INDIRECT(&quot;D&quot;&amp;[.D348]) &amp; &quot;&lt;/&quot; &amp; [.D350] &amp; &quot;&gt;&quot;" office:value-type="string" office:string-value="    &lt;compIden&gt;IOL&lt;/compIden&gt;">
            <text:p><text:s text:c="4"/>&lt;compIden&gt;IOL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351] &amp;&quot;&gt;&quot; &amp; INDIRECT(&quot;E&quot;&amp;[.D348]) &amp; &quot;&lt;/&quot; &amp; [.D351] &amp; &quot;&gt;&quot;" office:value-type="string" office:string-value="    &lt;compID&gt;HEAF-I01-X-08PI-01&lt;/compID&gt;">
            <text:p><text:s text:c="4"/>&lt;compID&gt;HEAF-I01-X-08PI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352] &amp;&quot;&gt;&quot; &amp;  &quot;&lt;/&quot; &amp; [.D352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353] &amp;&quot;&gt;&quot; &amp;  &quot;&lt;/&quot; &amp; [.D353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348]+1" office:value-type="float" office:value="53">
            <text:p>53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356] &amp;&quot;&gt;&quot; &amp; INDIRECT(&quot;C&quot;&amp;[.D355]) &amp; &quot;&lt;/&quot; &amp; [.D356] &amp; &quot;&gt;&quot;" office:value-type="string" office:string-value="    &lt;compIndex&gt;42&lt;/compIndex&gt;">
            <text:p><text:s text:c="4"/>&lt;compIndex&gt;42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357] &amp;&quot;&gt;&quot; &amp; INDIRECT(&quot;D&quot;&amp;[.D355]) &amp; &quot;&lt;/&quot; &amp; [.D357] &amp; &quot;&gt;&quot;" office:value-type="string" office:string-value="    &lt;compIden&gt;POWER&lt;/compIden&gt;">
            <text:p><text:s text:c="4"/>&lt;compIden&gt;POWER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358] &amp;&quot;&gt;&quot; &amp; INDIRECT(&quot;E&quot;&amp;[.D355]) &amp; &quot;&lt;/&quot; &amp; [.D358] &amp; &quot;&gt;&quot;" office:value-type="string" office:string-value="    &lt;compID&gt;HEAF-I01-X-08PI-01&lt;/compID&gt;">
            <text:p><text:s text:c="4"/>&lt;compID&gt;HEAF-I01-X-08PI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359] &amp;&quot;&gt;&quot; &amp;  &quot;&lt;/&quot; &amp; [.D359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360] &amp;&quot;&gt;&quot; &amp;  &quot;&lt;/&quot; &amp; [.D360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355]+1" office:value-type="float" office:value="54">
            <text:p>54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363] &amp;&quot;&gt;&quot; &amp; INDIRECT(&quot;C&quot;&amp;[.D362]) &amp; &quot;&lt;/&quot; &amp; [.D363] &amp; &quot;&gt;&quot;" office:value-type="string" office:string-value="    &lt;compIndex&gt;43&lt;/compIndex&gt;">
            <text:p><text:s text:c="4"/>&lt;compIndex&gt;43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364] &amp;&quot;&gt;&quot; &amp; INDIRECT(&quot;D&quot;&amp;[.D362]) &amp; &quot;&lt;/&quot; &amp; [.D364] &amp; &quot;&gt;&quot;" office:value-type="string" office:string-value="    &lt;compIden&gt;RN1&lt;/compIden&gt;">
            <text:p><text:s text:c="4"/>&lt;compIden&gt;RN1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365] &amp;&quot;&gt;&quot; &amp; INDIRECT(&quot;E&quot;&amp;[.D362]) &amp; &quot;&lt;/&quot; &amp; [.D365] &amp; &quot;&gt;&quot;" office:value-type="string" office:string-value="    &lt;compID&gt;RESA-1268-X-O103X4-01&lt;/compID&gt;">
            <text:p><text:s text:c="4"/>&lt;compID&gt;RESA-1268-X-O103X4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366] &amp;&quot;&gt;&quot; &amp;  &quot;&lt;/&quot; &amp; [.D366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367] &amp;&quot;&gt;&quot; &amp;  &quot;&lt;/&quot; &amp; [.D367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362]+1" office:value-type="float" office:value="55">
            <text:p>55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370] &amp;&quot;&gt;&quot; &amp; INDIRECT(&quot;C&quot;&amp;[.D369]) &amp; &quot;&lt;/&quot; &amp; [.D370] &amp; &quot;&gt;&quot;" office:value-type="string" office:string-value="    &lt;compIndex&gt;44&lt;/compIndex&gt;">
            <text:p><text:s text:c="4"/>&lt;compIndex&gt;44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371] &amp;&quot;&gt;&quot; &amp; INDIRECT(&quot;D&quot;&amp;[.D369]) &amp; &quot;&lt;/&quot; &amp; [.D371] &amp; &quot;&gt;&quot;" office:value-type="string" office:string-value="    &lt;compIden&gt;U1&lt;/compIden&gt;">
            <text:p><text:s text:c="4"/>&lt;compIden&gt;U1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372] &amp;&quot;&gt;&quot; &amp; INDIRECT(&quot;E&quot;&amp;[.D369]) &amp; &quot;&lt;/&quot; &amp; [.D372] &amp; &quot;&gt;&quot;" office:value-type="string" office:string-value="    &lt;compID&gt;VREG-SO223-X-V05-A1&lt;/compID&gt;">
            <text:p><text:s text:c="4"/>&lt;compID&gt;VREG-SO223-X-V05-A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373] &amp;&quot;&gt;&quot; &amp;  &quot;&lt;/&quot; &amp; [.D373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374] &amp;&quot;&gt;&quot; &amp;  &quot;&lt;/&quot; &amp; [.D374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369]+1" office:value-type="float" office:value="56">
            <text:p>56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377] &amp;&quot;&gt;&quot; &amp; INDIRECT(&quot;C&quot;&amp;[.D376]) &amp; &quot;&lt;/&quot; &amp; [.D377] &amp; &quot;&gt;&quot;" office:value-type="string" office:string-value="    &lt;compIndex&gt;45&lt;/compIndex&gt;">
            <text:p><text:s text:c="4"/>&lt;compIndex&gt;45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378] &amp;&quot;&gt;&quot; &amp; INDIRECT(&quot;D&quot;&amp;[.D376]) &amp; &quot;&lt;/&quot; &amp; [.D378] &amp; &quot;&gt;&quot;" office:value-type="string" office:string-value="    &lt;compIden&gt;X1&lt;/compIden&gt;">
            <text:p><text:s text:c="4"/>&lt;compIden&gt;X1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379] &amp;&quot;&gt;&quot; &amp; INDIRECT(&quot;E&quot;&amp;[.D376]) &amp; &quot;&lt;/&quot; &amp; [.D379] &amp; &quot;&gt;&quot;" office:value-type="string" office:string-value="    &lt;compID&gt;DCJP-21D-X-THTH-01&lt;/compID&gt;">
            <text:p><text:s text:c="4"/>&lt;compID&gt;DCJP-21D-X-THTH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380] &amp;&quot;&gt;&quot; &amp;  &quot;&lt;/&quot; &amp; [.D380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381] &amp;&quot;&gt;&quot; &amp;  &quot;&lt;/&quot; &amp; [.D381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376]+1" office:value-type="float" office:value="57">
            <text:p>57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384] &amp;&quot;&gt;&quot; &amp; INDIRECT(&quot;C&quot;&amp;[.D383]) &amp; &quot;&lt;/&quot; &amp; [.D384] &amp; &quot;&gt;&quot;" office:value-type="string" office:string-value="    &lt;compIndex&gt;46&lt;/compIndex&gt;">
            <text:p><text:s text:c="4"/>&lt;compIndex&gt;46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385] &amp;&quot;&gt;&quot; &amp; INDIRECT(&quot;D&quot;&amp;[.D383]) &amp; &quot;&lt;/&quot; &amp; [.D385] &amp; &quot;&gt;&quot;" office:value-type="string" office:string-value="    &lt;compIden&gt;Y1&lt;/compIden&gt;">
            <text:p><text:s text:c="4"/>&lt;compIden&gt;Y1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386] &amp;&quot;&gt;&quot; &amp; INDIRECT(&quot;E&quot;&amp;[.D383]) &amp; &quot;&lt;/&quot; &amp; [.D386] &amp; &quot;&gt;&quot;" office:value-type="string" office:string-value="    &lt;compID&gt;XTAL-TH-X-MZ16-01&lt;/compID&gt;">
            <text:p><text:s text:c="4"/>&lt;compID&gt;XTAL-TH-X-MZ16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387] &amp;&quot;&gt;&quot; &amp;  &quot;&lt;/&quot; &amp; [.D387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388] &amp;&quot;&gt;&quot; &amp;  &quot;&lt;/&quot; &amp; [.D388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383]+1" office:value-type="float" office:value="58">
            <text:p>58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391] &amp;&quot;&gt;&quot; &amp; INDIRECT(&quot;C&quot;&amp;[.D390]) &amp; &quot;&lt;/&quot; &amp; [.D391] &amp; &quot;&gt;&quot;" office:value-type="string" office:string-value="    &lt;compIndex&gt;47&lt;/compIndex&gt;">
            <text:p><text:s text:c="4"/>&lt;compIndex&gt;47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392] &amp;&quot;&gt;&quot; &amp; INDIRECT(&quot;D&quot;&amp;[.D390]) &amp; &quot;&lt;/&quot; &amp; [.D392] &amp; &quot;&gt;&quot;" office:value-type="string" office:string-value="    &lt;compIden&gt;ZU4&lt;/compIden&gt;">
            <text:p><text:s text:c="4"/>&lt;compIden&gt;ZU4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393] &amp;&quot;&gt;&quot; &amp; INDIRECT(&quot;E&quot;&amp;[.D390]) &amp; &quot;&lt;/&quot; &amp; [.D393] &amp; &quot;&gt;&quot;" office:value-type="string" office:string-value="    &lt;compID&gt;ICIC-DI28-X-K238-01&lt;/compID&gt;">
            <text:p><text:s text:c="4"/>&lt;compID&gt;ICIC-DI28-X-K238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394] &amp;&quot;&gt;&quot; &amp;  &quot;&lt;/&quot; &amp; [.D394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395] &amp;&quot;&gt;&quot; &amp;  &quot;&lt;/&quot; &amp; [.D395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390]+1" office:value-type="float" office:value="59">
            <text:p>59</text:p>
          </table:table-cell>
          <table:table-cell office:value-type="string">
            <text:p>&lt;component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ndex</text:p>
          </table:table-cell>
          <table:table-cell table:formula="of:=&quot;    &lt;&quot; &amp;[.D398] &amp;&quot;&gt;&quot; &amp; INDIRECT(&quot;C&quot;&amp;[.D397]) &amp; &quot;&lt;/&quot; &amp; [.D398] &amp; &quot;&gt;&quot;" office:value-type="string" office:string-value="    &lt;compIndex&gt;48&lt;/compIndex&gt;">
            <text:p><text:s text:c="4"/>&lt;compIndex&gt;48&lt;/compIndex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en</text:p>
          </table:table-cell>
          <table:table-cell table:formula="of:=&quot;    &lt;&quot; &amp;[.D399] &amp;&quot;&gt;&quot; &amp; INDIRECT(&quot;D&quot;&amp;[.D397]) &amp; &quot;&lt;/&quot; &amp; [.D399] &amp; &quot;&gt;&quot;" office:value-type="string" office:string-value="    &lt;compIden&gt;S1&lt;/compIden&gt;">
            <text:p><text:s text:c="4"/>&lt;compIden&gt;S1&lt;/compIden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ID</text:p>
          </table:table-cell>
          <table:table-cell table:formula="of:=&quot;    &lt;&quot; &amp;[.D400] &amp;&quot;&gt;&quot; &amp; INDIRECT(&quot;E&quot;&amp;[.D397]) &amp; &quot;&lt;/&quot; &amp; [.D400] &amp; &quot;&gt;&quot;" office:value-type="string" office:string-value="    &lt;compID&gt;SOCK-DI28-X-STAN-01&lt;/compID&gt;">
            <text:p><text:s text:c="4"/>&lt;compID&gt;SOCK-DI28-X-STAN-01&lt;/compID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Why</text:p>
          </table:table-cell>
          <table:table-cell table:formula="of:=&quot;    &lt;&quot; &amp;[.D401] &amp;&quot;&gt;&quot; &amp;  &quot;&lt;/&quot; &amp; [.D401] &amp; &quot;&gt;&quot;" office:value-type="string" office:string-value="    &lt;compWhy&gt;&lt;/compWhy&gt;">
            <text:p><text:s text:c="4"/>&lt;compWhy&gt;&lt;/compWhy&gt;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string">
            <text:p>compDesc</text:p>
          </table:table-cell>
          <table:table-cell table:formula="of:=&quot;    &lt;&quot; &amp;[.D402] &amp;&quot;&gt;&quot; &amp;  &quot;&lt;/&quot; &amp; [.D402] &amp; &quot;&gt;&quot;" office:value-type="string" office:string-value="    &lt;compDesc&gt;&lt;/compDesc&gt;">
            <text:p><text:s text:c="4"/>&lt;compDesc&gt;&lt;/compDesc&gt;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&lt;/component&gt;</text:p>
          </table:table-cell>
          <table:table-cell table:number-columns-repeated="10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2:Sheet1.AMJ58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29/01/2015</text:date>, <text:time>22:5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1-15T21:32:04.57</meta:creation-date>
    <dc:date>2015-01-29T22:57:06.80</dc:date>
    <meta:editing-duration>PT21H19M35S</meta:editing-duration>
    <meta:editing-cycles>17</meta:editing-cycles>
    <meta:generator>OpenOffice.org/3.2$Win32 OpenOffice.org_project/320m18$Build-9502</meta:generator>
    <meta:document-statistic meta:table-count="3" meta:cell-count="2676" meta:object-count="0"/>
  </office:meta>
</office:document-meta>
</file>